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4.06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32cm"/>
    </style:style>
    <style:style style:name="co9" style:family="table-column">
      <style:table-column-properties fo:break-before="auto" style:column-width="2.563cm"/>
    </style:style>
    <style:style style:name="co10" style:family="table-column">
      <style:table-column-properties fo:break-before="auto" style:column-width="6.56cm"/>
    </style:style>
    <style:style style:name="co11" style:family="table-column">
      <style:table-column-properties fo:break-before="auto" style:column-width="4.7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dan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towar</text:p>
          </table:table-cell>
          <table:table-cell office:value-type="string" calcext:value-type="string">
            <text:p>Z/W</text:p>
          </table:table-cell>
          <table:table-cell office:value-type="string" calcext:value-type="string">
            <text:p>ile ton</text:p>
          </table:table-cell>
          <table:table-cell office:value-type="string" calcext:value-type="string">
            <text:p>cena za tone w talarach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91" calcext:value-type="float">
            <text:p>1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47" calcext:value-type="float">
            <text:p>1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84" calcext:value-type="float">
            <text:p>18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</table:table-row>
      </table:table>
      <table:table table:name="zadanie_a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towar</text:p>
          </table:table-cell>
          <table:table-cell office:value-type="string" calcext:value-type="string">
            <text:p>Z/W</text:p>
          </table:table-cell>
          <table:table-cell office:value-type="string" calcext:value-type="string">
            <text:p>ile ton</text:p>
          </table:table-cell>
          <table:table-cell office:value-type="string" calcext:value-type="string">
            <text:p>cena za tone w talarach</text:p>
          </table:table-cell>
          <table:table-cell office:value-type="string" calcext:value-type="string">
            <text:p>towar od (T1)1 do (T5)5</text:p>
          </table:table-cell>
          <table:table-cell office:value-type="string" calcext:value-type="string">
            <text:p>czy załadunek</text:p>
          </table:table-cell>
          <table:table-cell table:style-name="ce2" office:value-type="string" calcext:value-type="string" table:number-columns-spanned="2" table:number-rows-spanned="1">
            <text:p>Odpowiedź:</text:p>
          </table:table-cell>
          <table:covered-table-cell table:style-name="ce4"/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IF([.C2]=&quot;T1&quot;;1;IF([.C2]=&quot;T2&quot;;2;IF([.C2]=&quot;T3&quot;;3;IF([.C2]=&quot;T4&quot;;4;5))))" office:value-type="float" office:value="4" calcext:value-type="float">
            <text:p>4</text:p>
          </table:table-cell>
          <table:table-cell table:formula="of:=IF([.D2]=&quot;Z&quot;;&quot;TAK&quot;;&quot;NIE&quot;)" office:value-type="string" office:string-value="TAK" calcext:value-type="string">
            <text:p>TAK</text:p>
          </table:table-cell>
          <table:table-cell table:style-name="ce3" office:value-type="string" calcext:value-type="string">
            <text:p>Najwiecej razy zaladowany był towar:</text:p>
          </table:table-cell>
          <table:table-cell table:style-name="ce5" table:formula="of:=MODE([.G2:.G203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IF([.C3]=&quot;T1&quot;;1;IF([.C3]=&quot;T2&quot;;2;IF([.C3]=&quot;T3&quot;;3;IF([.C3]=&quot;T4&quot;;4;5))))" office:value-type="float" office:value="5" calcext:value-type="float">
            <text:p>5</text:p>
          </table:table-cell>
          <table:table-cell table:formula="of:=IF([.D3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IF([.C4]=&quot;T1&quot;;1;IF([.C4]=&quot;T2&quot;;2;IF([.C4]=&quot;T3&quot;;3;IF([.C4]=&quot;T4&quot;;4;5))))" office:value-type="float" office:value="1" calcext:value-type="float">
            <text:p>1</text:p>
          </table:table-cell>
          <table:table-cell table:formula="of:=IF([.D4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formula="of:=IF([.C5]=&quot;T1&quot;;1;IF([.C5]=&quot;T2&quot;;2;IF([.C5]=&quot;T3&quot;;3;IF([.C5]=&quot;T4&quot;;4;5))))" office:value-type="float" office:value="2" calcext:value-type="float">
            <text:p>2</text:p>
          </table:table-cell>
          <table:table-cell table:formula="of:=IF([.D5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formula="of:=IF([.C6]=&quot;T1&quot;;1;IF([.C6]=&quot;T2&quot;;2;IF([.C6]=&quot;T3&quot;;3;IF([.C6]=&quot;T4&quot;;4;5))))" office:value-type="float" office:value="3" calcext:value-type="float">
            <text:p>3</text:p>
          </table:table-cell>
          <table:table-cell table:formula="of:=IF([.D6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formula="of:=IF([.C7]=&quot;T1&quot;;1;IF([.C7]=&quot;T2&quot;;2;IF([.C7]=&quot;T3&quot;;3;IF([.C7]=&quot;T4&quot;;4;5))))" office:value-type="float" office:value="5" calcext:value-type="float">
            <text:p>5</text:p>
          </table:table-cell>
          <table:table-cell table:formula="of:=IF([.D7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IF([.C8]=&quot;T1&quot;;1;IF([.C8]=&quot;T2&quot;;2;IF([.C8]=&quot;T3&quot;;3;IF([.C8]=&quot;T4&quot;;4;5))))" office:value-type="float" office:value="2" calcext:value-type="float">
            <text:p>2</text:p>
          </table:table-cell>
          <table:table-cell table:formula="of:=IF([.D8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IF([.C9]=&quot;T1&quot;;1;IF([.C9]=&quot;T2&quot;;2;IF([.C9]=&quot;T3&quot;;3;IF([.C9]=&quot;T4&quot;;4;5))))" office:value-type="float" office:value="5" calcext:value-type="float">
            <text:p>5</text:p>
          </table:table-cell>
          <table:table-cell table:formula="of:=IF([.D9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IF([.C10]=&quot;T1&quot;;1;IF([.C10]=&quot;T2&quot;;2;IF([.C10]=&quot;T3&quot;;3;IF([.C10]=&quot;T4&quot;;4;5))))" office:value-type="float" office:value="2" calcext:value-type="float">
            <text:p>2</text:p>
          </table:table-cell>
          <table:table-cell table:formula="of:=IF([.D10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table:formula="of:=IF([.C11]=&quot;T1&quot;;1;IF([.C11]=&quot;T2&quot;;2;IF([.C11]=&quot;T3&quot;;3;IF([.C11]=&quot;T4&quot;;4;5))))" office:value-type="float" office:value="4" calcext:value-type="float">
            <text:p>4</text:p>
          </table:table-cell>
          <table:table-cell table:formula="of:=IF([.D11]=&quot;Z&quot;;&quot;TAK&quot;;&quot;NIE&quot;)" office:value-type="string" office:string-value="TAK" calcext:value-type="string">
            <text:p>TAK</text:p>
          </table:table-cell>
          <table:table-cell table:style-name="ce3" office:value-type="string" calcext:value-type="string">
            <text:p>Ten towar to:</text:p>
          </table:table-cell>
          <table:table-cell table:style-name="ce5" table:formula="of:=IF([.J2]=1;&quot;T1&quot;;IF([.J2]=2;&quot;T2&quot;;IF([.J2]=3;&quot;T3&quot;;IF([.J2]=4;&quot;T4&quot;;&quot;T5&quot;))))" office:value-type="string" office:string-value="T4" calcext:value-type="string">
            <text:p>T4</text:p>
          </table:table-cell>
        </table:table-row>
        <table:table-row table:style-name="ro1" table:visibility="filter">
          <table:table-cell office:value-type="string" calcext:value-type="string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formula="of:=IF([.C12]=&quot;T1&quot;;1;IF([.C12]=&quot;T2&quot;;2;IF([.C12]=&quot;T3&quot;;3;IF([.C12]=&quot;T4&quot;;4;5))))" office:value-type="float" office:value="3" calcext:value-type="float">
            <text:p>3</text:p>
          </table:table-cell>
          <table:table-cell table:formula="of:=IF([.D12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formula="of:=IF([.C13]=&quot;T1&quot;;1;IF([.C13]=&quot;T2&quot;;2;IF([.C13]=&quot;T3&quot;;3;IF([.C13]=&quot;T4&quot;;4;5))))" office:value-type="float" office:value="1" calcext:value-type="float">
            <text:p>1</text:p>
          </table:table-cell>
          <table:table-cell table:formula="of:=IF([.D13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formula="of:=IF([.C14]=&quot;T1&quot;;1;IF([.C14]=&quot;T2&quot;;2;IF([.C14]=&quot;T3&quot;;3;IF([.C14]=&quot;T4&quot;;4;5))))" office:value-type="float" office:value="4" calcext:value-type="float">
            <text:p>4</text:p>
          </table:table-cell>
          <table:table-cell table:formula="of:=IF([.D14]=&quot;Z&quot;;&quot;TAK&quot;;&quot;NIE&quot;)" office:value-type="string" office:string-value="TAK" calcext:value-type="string">
            <text:p>TAK</text:p>
          </table:table-cell>
          <table:table-cell table:style-name="ce3" office:value-type="string" calcext:value-type="string">
            <text:p>Łączna suma załadunków to:</text:p>
          </table:table-cell>
          <table:table-cell table:style-name="ce5" table:formula="of:=SUM([.E202];[.E197];[.E190];[.E171];[.E166];[.E159];[.E154];[.E150];[.E145];[.E141];[.E134];[.E128];[.E124];[.E122];[.E118];[.E111];[.E105];[.E98];[.E95];[.E75];[.E72];[.E67];[.E60];[.E54];[.E50];[.E45];[.E40];[.E29];[.E24];[.E14];[.E11];[.E2])" office:value-type="float" office:value="905" calcext:value-type="float">
            <text:p>905</text:p>
          </table:table-cell>
        </table:table-row>
        <table:table-row table:style-name="ro1" table:visibility="filter">
          <table:table-cell office:value-type="string" calcext:value-type="string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formula="of:=IF([.C15]=&quot;T1&quot;;1;IF([.C15]=&quot;T2&quot;;2;IF([.C15]=&quot;T3&quot;;3;IF([.C15]=&quot;T4&quot;;4;5))))" office:value-type="float" office:value="5" calcext:value-type="float">
            <text:p>5</text:p>
          </table:table-cell>
          <table:table-cell table:formula="of:=IF([.D15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table:formula="of:=IF([.C16]=&quot;T1&quot;;1;IF([.C16]=&quot;T2&quot;;2;IF([.C16]=&quot;T3&quot;;3;IF([.C16]=&quot;T4&quot;;4;5))))" office:value-type="float" office:value="5" calcext:value-type="float">
            <text:p>5</text:p>
          </table:table-cell>
          <table:table-cell table:formula="of:=IF([.D16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IF([.C17]=&quot;T1&quot;;1;IF([.C17]=&quot;T2&quot;;2;IF([.C17]=&quot;T3&quot;;3;IF([.C17]=&quot;T4&quot;;4;5))))" office:value-type="float" office:value="3" calcext:value-type="float">
            <text:p>3</text:p>
          </table:table-cell>
          <table:table-cell table:formula="of:=IF([.D17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[.C18]=&quot;T1&quot;;1;IF([.C18]=&quot;T2&quot;;2;IF([.C18]=&quot;T3&quot;;3;IF([.C18]=&quot;T4&quot;;4;5))))" office:value-type="float" office:value="1" calcext:value-type="float">
            <text:p>1</text:p>
          </table:table-cell>
          <table:table-cell table:formula="of:=IF([.D18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IF([.C19]=&quot;T1&quot;;1;IF([.C19]=&quot;T2&quot;;2;IF([.C19]=&quot;T3&quot;;3;IF([.C19]=&quot;T4&quot;;4;5))))" office:value-type="float" office:value="2" calcext:value-type="float">
            <text:p>2</text:p>
          </table:table-cell>
          <table:table-cell table:formula="of:=IF([.D19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IF([.C20]=&quot;T1&quot;;1;IF([.C20]=&quot;T2&quot;;2;IF([.C20]=&quot;T3&quot;;3;IF([.C20]=&quot;T4&quot;;4;5))))" office:value-type="float" office:value="1" calcext:value-type="float">
            <text:p>1</text:p>
          </table:table-cell>
          <table:table-cell table:formula="of:=IF([.D20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IF([.C21]=&quot;T1&quot;;1;IF([.C21]=&quot;T2&quot;;2;IF([.C21]=&quot;T3&quot;;3;IF([.C21]=&quot;T4&quot;;4;5))))" office:value-type="float" office:value="3" calcext:value-type="float">
            <text:p>3</text:p>
          </table:table-cell>
          <table:table-cell table:formula="of:=IF([.D21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IF([.C22]=&quot;T1&quot;;1;IF([.C22]=&quot;T2&quot;;2;IF([.C22]=&quot;T3&quot;;3;IF([.C22]=&quot;T4&quot;;4;5))))" office:value-type="float" office:value="5" calcext:value-type="float">
            <text:p>5</text:p>
          </table:table-cell>
          <table:table-cell table:formula="of:=IF([.D22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IF([.C23]=&quot;T1&quot;;1;IF([.C23]=&quot;T2&quot;;2;IF([.C23]=&quot;T3&quot;;3;IF([.C23]=&quot;T4&quot;;4;5))))" office:value-type="float" office:value="2" calcext:value-type="float">
            <text:p>2</text:p>
          </table:table-cell>
          <table:table-cell table:formula="of:=IF([.D23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formula="of:=IF([.C24]=&quot;T1&quot;;1;IF([.C24]=&quot;T2&quot;;2;IF([.C24]=&quot;T3&quot;;3;IF([.C24]=&quot;T4&quot;;4;5))))" office:value-type="float" office:value="4" calcext:value-type="float">
            <text:p>4</text:p>
          </table:table-cell>
          <table:table-cell table:formula="of:=IF([.D24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formula="of:=IF([.C25]=&quot;T1&quot;;1;IF([.C25]=&quot;T2&quot;;2;IF([.C25]=&quot;T3&quot;;3;IF([.C25]=&quot;T4&quot;;4;5))))" office:value-type="float" office:value="5" calcext:value-type="float">
            <text:p>5</text:p>
          </table:table-cell>
          <table:table-cell table:formula="of:=IF([.D25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formula="of:=IF([.C26]=&quot;T1&quot;;1;IF([.C26]=&quot;T2&quot;;2;IF([.C26]=&quot;T3&quot;;3;IF([.C26]=&quot;T4&quot;;4;5))))" office:value-type="float" office:value="4" calcext:value-type="float">
            <text:p>4</text:p>
          </table:table-cell>
          <table:table-cell table:formula="of:=IF([.D26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IF([.C27]=&quot;T1&quot;;1;IF([.C27]=&quot;T2&quot;;2;IF([.C27]=&quot;T3&quot;;3;IF([.C27]=&quot;T4&quot;;4;5))))" office:value-type="float" office:value="2" calcext:value-type="float">
            <text:p>2</text:p>
          </table:table-cell>
          <table:table-cell table:formula="of:=IF([.D27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IF([.C28]=&quot;T1&quot;;1;IF([.C28]=&quot;T2&quot;;2;IF([.C28]=&quot;T3&quot;;3;IF([.C28]=&quot;T4&quot;;4;5))))" office:value-type="float" office:value="2" calcext:value-type="float">
            <text:p>2</text:p>
          </table:table-cell>
          <table:table-cell table:formula="of:=IF([.D28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formula="of:=IF([.C29]=&quot;T1&quot;;1;IF([.C29]=&quot;T2&quot;;2;IF([.C29]=&quot;T3&quot;;3;IF([.C29]=&quot;T4&quot;;4;5))))" office:value-type="float" office:value="4" calcext:value-type="float">
            <text:p>4</text:p>
          </table:table-cell>
          <table:table-cell table:formula="of:=IF([.D29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IF([.C30]=&quot;T1&quot;;1;IF([.C30]=&quot;T2&quot;;2;IF([.C30]=&quot;T3&quot;;3;IF([.C30]=&quot;T4&quot;;4;5))))" office:value-type="float" office:value="1" calcext:value-type="float">
            <text:p>1</text:p>
          </table:table-cell>
          <table:table-cell table:formula="of:=IF([.D30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C31]=&quot;T1&quot;;1;IF([.C31]=&quot;T2&quot;;2;IF([.C31]=&quot;T3&quot;;3;IF([.C31]=&quot;T4&quot;;4;5))))" office:value-type="float" office:value="3" calcext:value-type="float">
            <text:p>3</text:p>
          </table:table-cell>
          <table:table-cell table:formula="of:=IF([.D31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formula="of:=IF([.C32]=&quot;T1&quot;;1;IF([.C32]=&quot;T2&quot;;2;IF([.C32]=&quot;T3&quot;;3;IF([.C32]=&quot;T4&quot;;4;5))))" office:value-type="float" office:value="3" calcext:value-type="float">
            <text:p>3</text:p>
          </table:table-cell>
          <table:table-cell table:formula="of:=IF([.D32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table:formula="of:=IF([.C33]=&quot;T1&quot;;1;IF([.C33]=&quot;T2&quot;;2;IF([.C33]=&quot;T3&quot;;3;IF([.C33]=&quot;T4&quot;;4;5))))" office:value-type="float" office:value="4" calcext:value-type="float">
            <text:p>4</text:p>
          </table:table-cell>
          <table:table-cell table:formula="of:=IF([.D33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IF([.C34]=&quot;T1&quot;;1;IF([.C34]=&quot;T2&quot;;2;IF([.C34]=&quot;T3&quot;;3;IF([.C34]=&quot;T4&quot;;4;5))))" office:value-type="float" office:value="5" calcext:value-type="float">
            <text:p>5</text:p>
          </table:table-cell>
          <table:table-cell table:formula="of:=IF([.D34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formula="of:=IF([.C35]=&quot;T1&quot;;1;IF([.C35]=&quot;T2&quot;;2;IF([.C35]=&quot;T3&quot;;3;IF([.C35]=&quot;T4&quot;;4;5))))" office:value-type="float" office:value="2" calcext:value-type="float">
            <text:p>2</text:p>
          </table:table-cell>
          <table:table-cell table:formula="of:=IF([.D35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[.C36]=&quot;T1&quot;;1;IF([.C36]=&quot;T2&quot;;2;IF([.C36]=&quot;T3&quot;;3;IF([.C36]=&quot;T4&quot;;4;5))))" office:value-type="float" office:value="1" calcext:value-type="float">
            <text:p>1</text:p>
          </table:table-cell>
          <table:table-cell table:formula="of:=IF([.D36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IF([.C37]=&quot;T1&quot;;1;IF([.C37]=&quot;T2&quot;;2;IF([.C37]=&quot;T3&quot;;3;IF([.C37]=&quot;T4&quot;;4;5))))" office:value-type="float" office:value="3" calcext:value-type="float">
            <text:p>3</text:p>
          </table:table-cell>
          <table:table-cell table:formula="of:=IF([.D37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formula="of:=IF([.C38]=&quot;T1&quot;;1;IF([.C38]=&quot;T2&quot;;2;IF([.C38]=&quot;T3&quot;;3;IF([.C38]=&quot;T4&quot;;4;5))))" office:value-type="float" office:value="1" calcext:value-type="float">
            <text:p>1</text:p>
          </table:table-cell>
          <table:table-cell table:formula="of:=IF([.D38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IF([.C39]=&quot;T1&quot;;1;IF([.C39]=&quot;T2&quot;;2;IF([.C39]=&quot;T3&quot;;3;IF([.C39]=&quot;T4&quot;;4;5))))" office:value-type="float" office:value="5" calcext:value-type="float">
            <text:p>5</text:p>
          </table:table-cell>
          <table:table-cell table:formula="of:=IF([.D39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table:formula="of:=IF([.C40]=&quot;T1&quot;;1;IF([.C40]=&quot;T2&quot;;2;IF([.C40]=&quot;T3&quot;;3;IF([.C40]=&quot;T4&quot;;4;5))))" office:value-type="float" office:value="4" calcext:value-type="float">
            <text:p>4</text:p>
          </table:table-cell>
          <table:table-cell table:formula="of:=IF([.D40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table:formula="of:=IF([.C41]=&quot;T1&quot;;1;IF([.C41]=&quot;T2&quot;;2;IF([.C41]=&quot;T3&quot;;3;IF([.C41]=&quot;T4&quot;;4;5))))" office:value-type="float" office:value="4" calcext:value-type="float">
            <text:p>4</text:p>
          </table:table-cell>
          <table:table-cell table:formula="of:=IF([.D41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formula="of:=IF([.C42]=&quot;T1&quot;;1;IF([.C42]=&quot;T2&quot;;2;IF([.C42]=&quot;T3&quot;;3;IF([.C42]=&quot;T4&quot;;4;5))))" office:value-type="float" office:value="5" calcext:value-type="float">
            <text:p>5</text:p>
          </table:table-cell>
          <table:table-cell table:formula="of:=IF([.D42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91" calcext:value-type="float">
            <text:p>191</text:p>
          </table:table-cell>
          <table:table-cell office:value-type="float" office:value="60" calcext:value-type="float">
            <text:p>60</text:p>
          </table:table-cell>
          <table:table-cell table:formula="of:=IF([.C43]=&quot;T1&quot;;1;IF([.C43]=&quot;T2&quot;;2;IF([.C43]=&quot;T3&quot;;3;IF([.C43]=&quot;T4&quot;;4;5))))" office:value-type="float" office:value="5" calcext:value-type="float">
            <text:p>5</text:p>
          </table:table-cell>
          <table:table-cell table:formula="of:=IF([.D43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IF([.C44]=&quot;T1&quot;;1;IF([.C44]=&quot;T2&quot;;2;IF([.C44]=&quot;T3&quot;;3;IF([.C44]=&quot;T4&quot;;4;5))))" office:value-type="float" office:value="2" calcext:value-type="float">
            <text:p>2</text:p>
          </table:table-cell>
          <table:table-cell table:formula="of:=IF([.D44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table:formula="of:=IF([.C45]=&quot;T1&quot;;1;IF([.C45]=&quot;T2&quot;;2;IF([.C45]=&quot;T3&quot;;3;IF([.C45]=&quot;T4&quot;;4;5))))" office:value-type="float" office:value="4" calcext:value-type="float">
            <text:p>4</text:p>
          </table:table-cell>
          <table:table-cell table:formula="of:=IF([.D45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formula="of:=IF([.C46]=&quot;T1&quot;;1;IF([.C46]=&quot;T2&quot;;2;IF([.C46]=&quot;T3&quot;;3;IF([.C46]=&quot;T4&quot;;4;5))))" office:value-type="float" office:value="1" calcext:value-type="float">
            <text:p>1</text:p>
          </table:table-cell>
          <table:table-cell table:formula="of:=IF([.D46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formula="of:=IF([.C47]=&quot;T1&quot;;1;IF([.C47]=&quot;T2&quot;;2;IF([.C47]=&quot;T3&quot;;3;IF([.C47]=&quot;T4&quot;;4;5))))" office:value-type="float" office:value="5" calcext:value-type="float">
            <text:p>5</text:p>
          </table:table-cell>
          <table:table-cell table:formula="of:=IF([.D47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IF([.C48]=&quot;T1&quot;;1;IF([.C48]=&quot;T2&quot;;2;IF([.C48]=&quot;T3&quot;;3;IF([.C48]=&quot;T4&quot;;4;5))))" office:value-type="float" office:value="3" calcext:value-type="float">
            <text:p>3</text:p>
          </table:table-cell>
          <table:table-cell table:formula="of:=IF([.D48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IF([.C49]=&quot;T1&quot;;1;IF([.C49]=&quot;T2&quot;;2;IF([.C49]=&quot;T3&quot;;3;IF([.C49]=&quot;T4&quot;;4;5))))" office:value-type="float" office:value="2" calcext:value-type="float">
            <text:p>2</text:p>
          </table:table-cell>
          <table:table-cell table:formula="of:=IF([.D49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IF([.C50]=&quot;T1&quot;;1;IF([.C50]=&quot;T2&quot;;2;IF([.C50]=&quot;T3&quot;;3;IF([.C50]=&quot;T4&quot;;4;5))))" office:value-type="float" office:value="4" calcext:value-type="float">
            <text:p>4</text:p>
          </table:table-cell>
          <table:table-cell table:formula="of:=IF([.D50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formula="of:=IF([.C51]=&quot;T1&quot;;1;IF([.C51]=&quot;T2&quot;;2;IF([.C51]=&quot;T3&quot;;3;IF([.C51]=&quot;T4&quot;;4;5))))" office:value-type="float" office:value="5" calcext:value-type="float">
            <text:p>5</text:p>
          </table:table-cell>
          <table:table-cell table:formula="of:=IF([.D51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IF([.C52]=&quot;T1&quot;;1;IF([.C52]=&quot;T2&quot;;2;IF([.C52]=&quot;T3&quot;;3;IF([.C52]=&quot;T4&quot;;4;5))))" office:value-type="float" office:value="1" calcext:value-type="float">
            <text:p>1</text:p>
          </table:table-cell>
          <table:table-cell table:formula="of:=IF([.D52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IF([.C53]=&quot;T1&quot;;1;IF([.C53]=&quot;T2&quot;;2;IF([.C53]=&quot;T3&quot;;3;IF([.C53]=&quot;T4&quot;;4;5))))" office:value-type="float" office:value="3" calcext:value-type="float">
            <text:p>3</text:p>
          </table:table-cell>
          <table:table-cell table:formula="of:=IF([.D53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formula="of:=IF([.C54]=&quot;T1&quot;;1;IF([.C54]=&quot;T2&quot;;2;IF([.C54]=&quot;T3&quot;;3;IF([.C54]=&quot;T4&quot;;4;5))))" office:value-type="float" office:value="4" calcext:value-type="float">
            <text:p>4</text:p>
          </table:table-cell>
          <table:table-cell table:formula="of:=IF([.D54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IF([.C55]=&quot;T1&quot;;1;IF([.C55]=&quot;T2&quot;;2;IF([.C55]=&quot;T3&quot;;3;IF([.C55]=&quot;T4&quot;;4;5))))" office:value-type="float" office:value="2" calcext:value-type="float">
            <text:p>2</text:p>
          </table:table-cell>
          <table:table-cell table:formula="of:=IF([.D55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IF([.C56]=&quot;T1&quot;;1;IF([.C56]=&quot;T2&quot;;2;IF([.C56]=&quot;T3&quot;;3;IF([.C56]=&quot;T4&quot;;4;5))))" office:value-type="float" office:value="1" calcext:value-type="float">
            <text:p>1</text:p>
          </table:table-cell>
          <table:table-cell table:formula="of:=IF([.D56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IF([.C57]=&quot;T1&quot;;1;IF([.C57]=&quot;T2&quot;;2;IF([.C57]=&quot;T3&quot;;3;IF([.C57]=&quot;T4&quot;;4;5))))" office:value-type="float" office:value="3" calcext:value-type="float">
            <text:p>3</text:p>
          </table:table-cell>
          <table:table-cell table:formula="of:=IF([.D57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C58]=&quot;T1&quot;;1;IF([.C58]=&quot;T2&quot;;2;IF([.C58]=&quot;T3&quot;;3;IF([.C58]=&quot;T4&quot;;4;5))))" office:value-type="float" office:value="2" calcext:value-type="float">
            <text:p>2</text:p>
          </table:table-cell>
          <table:table-cell table:formula="of:=IF([.D58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IF([.C59]=&quot;T1&quot;;1;IF([.C59]=&quot;T2&quot;;2;IF([.C59]=&quot;T3&quot;;3;IF([.C59]=&quot;T4&quot;;4;5))))" office:value-type="float" office:value="1" calcext:value-type="float">
            <text:p>1</text:p>
          </table:table-cell>
          <table:table-cell table:formula="of:=IF([.D59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table:formula="of:=IF([.C60]=&quot;T1&quot;;1;IF([.C60]=&quot;T2&quot;;2;IF([.C60]=&quot;T3&quot;;3;IF([.C60]=&quot;T4&quot;;4;5))))" office:value-type="float" office:value="4" calcext:value-type="float">
            <text:p>4</text:p>
          </table:table-cell>
          <table:table-cell table:formula="of:=IF([.D60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IF([.C61]=&quot;T1&quot;;1;IF([.C61]=&quot;T2&quot;;2;IF([.C61]=&quot;T3&quot;;3;IF([.C61]=&quot;T4&quot;;4;5))))" office:value-type="float" office:value="5" calcext:value-type="float">
            <text:p>5</text:p>
          </table:table-cell>
          <table:table-cell table:formula="of:=IF([.D61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formula="of:=IF([.C62]=&quot;T1&quot;;1;IF([.C62]=&quot;T2&quot;;2;IF([.C62]=&quot;T3&quot;;3;IF([.C62]=&quot;T4&quot;;4;5))))" office:value-type="float" office:value="4" calcext:value-type="float">
            <text:p>4</text:p>
          </table:table-cell>
          <table:table-cell table:formula="of:=IF([.D62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C63]=&quot;T1&quot;;1;IF([.C63]=&quot;T2&quot;;2;IF([.C63]=&quot;T3&quot;;3;IF([.C63]=&quot;T4&quot;;4;5))))" office:value-type="float" office:value="1" calcext:value-type="float">
            <text:p>1</text:p>
          </table:table-cell>
          <table:table-cell table:formula="of:=IF([.D63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IF([.C64]=&quot;T1&quot;;1;IF([.C64]=&quot;T2&quot;;2;IF([.C64]=&quot;T3&quot;;3;IF([.C64]=&quot;T4&quot;;4;5))))" office:value-type="float" office:value="3" calcext:value-type="float">
            <text:p>3</text:p>
          </table:table-cell>
          <table:table-cell table:formula="of:=IF([.D64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IF([.C65]=&quot;T1&quot;;1;IF([.C65]=&quot;T2&quot;;2;IF([.C65]=&quot;T3&quot;;3;IF([.C65]=&quot;T4&quot;;4;5))))" office:value-type="float" office:value="2" calcext:value-type="float">
            <text:p>2</text:p>
          </table:table-cell>
          <table:table-cell table:formula="of:=IF([.D65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table:formula="of:=IF([.C66]=&quot;T1&quot;;1;IF([.C66]=&quot;T2&quot;;2;IF([.C66]=&quot;T3&quot;;3;IF([.C66]=&quot;T4&quot;;4;5))))" office:value-type="float" office:value="3" calcext:value-type="float">
            <text:p>3</text:p>
          </table:table-cell>
          <table:table-cell table:formula="of:=IF([.D66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formula="of:=IF([.C67]=&quot;T1&quot;;1;IF([.C67]=&quot;T2&quot;;2;IF([.C67]=&quot;T3&quot;;3;IF([.C67]=&quot;T4&quot;;4;5))))" office:value-type="float" office:value="4" calcext:value-type="float">
            <text:p>4</text:p>
          </table:table-cell>
          <table:table-cell table:formula="of:=IF([.D67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formula="of:=IF([.C68]=&quot;T1&quot;;1;IF([.C68]=&quot;T2&quot;;2;IF([.C68]=&quot;T3&quot;;3;IF([.C68]=&quot;T4&quot;;4;5))))" office:value-type="float" office:value="2" calcext:value-type="float">
            <text:p>2</text:p>
          </table:table-cell>
          <table:table-cell table:formula="of:=IF([.D68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formula="of:=IF([.C69]=&quot;T1&quot;;1;IF([.C69]=&quot;T2&quot;;2;IF([.C69]=&quot;T3&quot;;3;IF([.C69]=&quot;T4&quot;;4;5))))" office:value-type="float" office:value="3" calcext:value-type="float">
            <text:p>3</text:p>
          </table:table-cell>
          <table:table-cell table:formula="of:=IF([.D69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IF([.C70]=&quot;T1&quot;;1;IF([.C70]=&quot;T2&quot;;2;IF([.C70]=&quot;T3&quot;;3;IF([.C70]=&quot;T4&quot;;4;5))))" office:value-type="float" office:value="1" calcext:value-type="float">
            <text:p>1</text:p>
          </table:table-cell>
          <table:table-cell table:formula="of:=IF([.D70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formula="of:=IF([.C71]=&quot;T1&quot;;1;IF([.C71]=&quot;T2&quot;;2;IF([.C71]=&quot;T3&quot;;3;IF([.C71]=&quot;T4&quot;;4;5))))" office:value-type="float" office:value="2" calcext:value-type="float">
            <text:p>2</text:p>
          </table:table-cell>
          <table:table-cell table:formula="of:=IF([.D71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formula="of:=IF([.C72]=&quot;T1&quot;;1;IF([.C72]=&quot;T2&quot;;2;IF([.C72]=&quot;T3&quot;;3;IF([.C72]=&quot;T4&quot;;4;5))))" office:value-type="float" office:value="4" calcext:value-type="float">
            <text:p>4</text:p>
          </table:table-cell>
          <table:table-cell table:formula="of:=IF([.D72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formula="of:=IF([.C73]=&quot;T1&quot;;1;IF([.C73]=&quot;T2&quot;;2;IF([.C73]=&quot;T3&quot;;3;IF([.C73]=&quot;T4&quot;;4;5))))" office:value-type="float" office:value="5" calcext:value-type="float">
            <text:p>5</text:p>
          </table:table-cell>
          <table:table-cell table:formula="of:=IF([.D73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table:formula="of:=IF([.C74]=&quot;T1&quot;;1;IF([.C74]=&quot;T2&quot;;2;IF([.C74]=&quot;T3&quot;;3;IF([.C74]=&quot;T4&quot;;4;5))))" office:value-type="float" office:value="5" calcext:value-type="float">
            <text:p>5</text:p>
          </table:table-cell>
          <table:table-cell table:formula="of:=IF([.D74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IF([.C75]=&quot;T1&quot;;1;IF([.C75]=&quot;T2&quot;;2;IF([.C75]=&quot;T3&quot;;3;IF([.C75]=&quot;T4&quot;;4;5))))" office:value-type="float" office:value="4" calcext:value-type="float">
            <text:p>4</text:p>
          </table:table-cell>
          <table:table-cell table:formula="of:=IF([.D75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IF([.C76]=&quot;T1&quot;;1;IF([.C76]=&quot;T2&quot;;2;IF([.C76]=&quot;T3&quot;;3;IF([.C76]=&quot;T4&quot;;4;5))))" office:value-type="float" office:value="3" calcext:value-type="float">
            <text:p>3</text:p>
          </table:table-cell>
          <table:table-cell table:formula="of:=IF([.D76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table:formula="of:=IF([.C77]=&quot;T1&quot;;1;IF([.C77]=&quot;T2&quot;;2;IF([.C77]=&quot;T3&quot;;3;IF([.C77]=&quot;T4&quot;;4;5))))" office:value-type="float" office:value="4" calcext:value-type="float">
            <text:p>4</text:p>
          </table:table-cell>
          <table:table-cell table:formula="of:=IF([.D77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IF([.C78]=&quot;T1&quot;;1;IF([.C78]=&quot;T2&quot;;2;IF([.C78]=&quot;T3&quot;;3;IF([.C78]=&quot;T4&quot;;4;5))))" office:value-type="float" office:value="2" calcext:value-type="float">
            <text:p>2</text:p>
          </table:table-cell>
          <table:table-cell table:formula="of:=IF([.D78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IF([.C79]=&quot;T1&quot;;1;IF([.C79]=&quot;T2&quot;;2;IF([.C79]=&quot;T3&quot;;3;IF([.C79]=&quot;T4&quot;;4;5))))" office:value-type="float" office:value="5" calcext:value-type="float">
            <text:p>5</text:p>
          </table:table-cell>
          <table:table-cell table:formula="of:=IF([.D79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formula="of:=IF([.C80]=&quot;T1&quot;;1;IF([.C80]=&quot;T2&quot;;2;IF([.C80]=&quot;T3&quot;;3;IF([.C80]=&quot;T4&quot;;4;5))))" office:value-type="float" office:value="2" calcext:value-type="float">
            <text:p>2</text:p>
          </table:table-cell>
          <table:table-cell table:formula="of:=IF([.D80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IF([.C81]=&quot;T1&quot;;1;IF([.C81]=&quot;T2&quot;;2;IF([.C81]=&quot;T3&quot;;3;IF([.C81]=&quot;T4&quot;;4;5))))" office:value-type="float" office:value="1" calcext:value-type="float">
            <text:p>1</text:p>
          </table:table-cell>
          <table:table-cell table:formula="of:=IF([.D81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IF([.C82]=&quot;T1&quot;;1;IF([.C82]=&quot;T2&quot;;2;IF([.C82]=&quot;T3&quot;;3;IF([.C82]=&quot;T4&quot;;4;5))))" office:value-type="float" office:value="3" calcext:value-type="float">
            <text:p>3</text:p>
          </table:table-cell>
          <table:table-cell table:formula="of:=IF([.D82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IF([.C83]=&quot;T1&quot;;1;IF([.C83]=&quot;T2&quot;;2;IF([.C83]=&quot;T3&quot;;3;IF([.C83]=&quot;T4&quot;;4;5))))" office:value-type="float" office:value="2" calcext:value-type="float">
            <text:p>2</text:p>
          </table:table-cell>
          <table:table-cell table:formula="of:=IF([.D83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IF([.C84]=&quot;T1&quot;;1;IF([.C84]=&quot;T2&quot;;2;IF([.C84]=&quot;T3&quot;;3;IF([.C84]=&quot;T4&quot;;4;5))))" office:value-type="float" office:value="5" calcext:value-type="float">
            <text:p>5</text:p>
          </table:table-cell>
          <table:table-cell table:formula="of:=IF([.D84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formula="of:=IF([.C85]=&quot;T1&quot;;1;IF([.C85]=&quot;T2&quot;;2;IF([.C85]=&quot;T3&quot;;3;IF([.C85]=&quot;T4&quot;;4;5))))" office:value-type="float" office:value="3" calcext:value-type="float">
            <text:p>3</text:p>
          </table:table-cell>
          <table:table-cell table:formula="of:=IF([.D85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formula="of:=IF([.C86]=&quot;T1&quot;;1;IF([.C86]=&quot;T2&quot;;2;IF([.C86]=&quot;T3&quot;;3;IF([.C86]=&quot;T4&quot;;4;5))))" office:value-type="float" office:value="2" calcext:value-type="float">
            <text:p>2</text:p>
          </table:table-cell>
          <table:table-cell table:formula="of:=IF([.D86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formula="of:=IF([.C87]=&quot;T1&quot;;1;IF([.C87]=&quot;T2&quot;;2;IF([.C87]=&quot;T3&quot;;3;IF([.C87]=&quot;T4&quot;;4;5))))" office:value-type="float" office:value="4" calcext:value-type="float">
            <text:p>4</text:p>
          </table:table-cell>
          <table:table-cell table:formula="of:=IF([.D87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IF([.C88]=&quot;T1&quot;;1;IF([.C88]=&quot;T2&quot;;2;IF([.C88]=&quot;T3&quot;;3;IF([.C88]=&quot;T4&quot;;4;5))))" office:value-type="float" office:value="3" calcext:value-type="float">
            <text:p>3</text:p>
          </table:table-cell>
          <table:table-cell table:formula="of:=IF([.D88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IF([.C89]=&quot;T1&quot;;1;IF([.C89]=&quot;T2&quot;;2;IF([.C89]=&quot;T3&quot;;3;IF([.C89]=&quot;T4&quot;;4;5))))" office:value-type="float" office:value="1" calcext:value-type="float">
            <text:p>1</text:p>
          </table:table-cell>
          <table:table-cell table:formula="of:=IF([.D89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IF([.C90]=&quot;T1&quot;;1;IF([.C90]=&quot;T2&quot;;2;IF([.C90]=&quot;T3&quot;;3;IF([.C90]=&quot;T4&quot;;4;5))))" office:value-type="float" office:value="5" calcext:value-type="float">
            <text:p>5</text:p>
          </table:table-cell>
          <table:table-cell table:formula="of:=IF([.D90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formula="of:=IF([.C91]=&quot;T1&quot;;1;IF([.C91]=&quot;T2&quot;;2;IF([.C91]=&quot;T3&quot;;3;IF([.C91]=&quot;T4&quot;;4;5))))" office:value-type="float" office:value="1" calcext:value-type="float">
            <text:p>1</text:p>
          </table:table-cell>
          <table:table-cell table:formula="of:=IF([.D91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table:formula="of:=IF([.C92]=&quot;T1&quot;;1;IF([.C92]=&quot;T2&quot;;2;IF([.C92]=&quot;T3&quot;;3;IF([.C92]=&quot;T4&quot;;4;5))))" office:value-type="float" office:value="3" calcext:value-type="float">
            <text:p>3</text:p>
          </table:table-cell>
          <table:table-cell table:formula="of:=IF([.D92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IF([.C93]=&quot;T1&quot;;1;IF([.C93]=&quot;T2&quot;;2;IF([.C93]=&quot;T3&quot;;3;IF([.C93]=&quot;T4&quot;;4;5))))" office:value-type="float" office:value="5" calcext:value-type="float">
            <text:p>5</text:p>
          </table:table-cell>
          <table:table-cell table:formula="of:=IF([.D93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IF([.C94]=&quot;T1&quot;;1;IF([.C94]=&quot;T2&quot;;2;IF([.C94]=&quot;T3&quot;;3;IF([.C94]=&quot;T4&quot;;4;5))))" office:value-type="float" office:value="2" calcext:value-type="float">
            <text:p>2</text:p>
          </table:table-cell>
          <table:table-cell table:formula="of:=IF([.D94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table:formula="of:=IF([.C95]=&quot;T1&quot;;1;IF([.C95]=&quot;T2&quot;;2;IF([.C95]=&quot;T3&quot;;3;IF([.C95]=&quot;T4&quot;;4;5))))" office:value-type="float" office:value="4" calcext:value-type="float">
            <text:p>4</text:p>
          </table:table-cell>
          <table:table-cell table:formula="of:=IF([.D95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F([.C96]=&quot;T1&quot;;1;IF([.C96]=&quot;T2&quot;;2;IF([.C96]=&quot;T3&quot;;3;IF([.C96]=&quot;T4&quot;;4;5))))" office:value-type="float" office:value="1" calcext:value-type="float">
            <text:p>1</text:p>
          </table:table-cell>
          <table:table-cell table:formula="of:=IF([.D96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formula="of:=IF([.C97]=&quot;T1&quot;;1;IF([.C97]=&quot;T2&quot;;2;IF([.C97]=&quot;T3&quot;;3;IF([.C97]=&quot;T4&quot;;4;5))))" office:value-type="float" office:value="5" calcext:value-type="float">
            <text:p>5</text:p>
          </table:table-cell>
          <table:table-cell table:formula="of:=IF([.D97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table:formula="of:=IF([.C98]=&quot;T1&quot;;1;IF([.C98]=&quot;T2&quot;;2;IF([.C98]=&quot;T3&quot;;3;IF([.C98]=&quot;T4&quot;;4;5))))" office:value-type="float" office:value="4" calcext:value-type="float">
            <text:p>4</text:p>
          </table:table-cell>
          <table:table-cell table:formula="of:=IF([.D98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IF([.C99]=&quot;T1&quot;;1;IF([.C99]=&quot;T2&quot;;2;IF([.C99]=&quot;T3&quot;;3;IF([.C99]=&quot;T4&quot;;4;5))))" office:value-type="float" office:value="3" calcext:value-type="float">
            <text:p>3</text:p>
          </table:table-cell>
          <table:table-cell table:formula="of:=IF([.D99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IF([.C100]=&quot;T1&quot;;1;IF([.C100]=&quot;T2&quot;;2;IF([.C100]=&quot;T3&quot;;3;IF([.C100]=&quot;T4&quot;;4;5))))" office:value-type="float" office:value="2" calcext:value-type="float">
            <text:p>2</text:p>
          </table:table-cell>
          <table:table-cell table:formula="of:=IF([.D100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formula="of:=IF([.C101]=&quot;T1&quot;;1;IF([.C101]=&quot;T2&quot;;2;IF([.C101]=&quot;T3&quot;;3;IF([.C101]=&quot;T4&quot;;4;5))))" office:value-type="float" office:value="2" calcext:value-type="float">
            <text:p>2</text:p>
          </table:table-cell>
          <table:table-cell table:formula="of:=IF([.D101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IF([.C102]=&quot;T1&quot;;1;IF([.C102]=&quot;T2&quot;;2;IF([.C102]=&quot;T3&quot;;3;IF([.C102]=&quot;T4&quot;;4;5))))" office:value-type="float" office:value="1" calcext:value-type="float">
            <text:p>1</text:p>
          </table:table-cell>
          <table:table-cell table:formula="of:=IF([.D102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IF([.C103]=&quot;T1&quot;;1;IF([.C103]=&quot;T2&quot;;2;IF([.C103]=&quot;T3&quot;;3;IF([.C103]=&quot;T4&quot;;4;5))))" office:value-type="float" office:value="3" calcext:value-type="float">
            <text:p>3</text:p>
          </table:table-cell>
          <table:table-cell table:formula="of:=IF([.D103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formula="of:=IF([.C104]=&quot;T1&quot;;1;IF([.C104]=&quot;T2&quot;;2;IF([.C104]=&quot;T3&quot;;3;IF([.C104]=&quot;T4&quot;;4;5))))" office:value-type="float" office:value="5" calcext:value-type="float">
            <text:p>5</text:p>
          </table:table-cell>
          <table:table-cell table:formula="of:=IF([.D104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table:formula="of:=IF([.C105]=&quot;T1&quot;;1;IF([.C105]=&quot;T2&quot;;2;IF([.C105]=&quot;T3&quot;;3;IF([.C105]=&quot;T4&quot;;4;5))))" office:value-type="float" office:value="4" calcext:value-type="float">
            <text:p>4</text:p>
          </table:table-cell>
          <table:table-cell table:formula="of:=IF([.D105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table:formula="of:=IF([.C106]=&quot;T1&quot;;1;IF([.C106]=&quot;T2&quot;;2;IF([.C106]=&quot;T3&quot;;3;IF([.C106]=&quot;T4&quot;;4;5))))" office:value-type="float" office:value="4" calcext:value-type="float">
            <text:p>4</text:p>
          </table:table-cell>
          <table:table-cell table:formula="of:=IF([.D106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formula="of:=IF([.C107]=&quot;T1&quot;;1;IF([.C107]=&quot;T2&quot;;2;IF([.C107]=&quot;T3&quot;;3;IF([.C107]=&quot;T4&quot;;4;5))))" office:value-type="float" office:value="3" calcext:value-type="float">
            <text:p>3</text:p>
          </table:table-cell>
          <table:table-cell table:formula="of:=IF([.D107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formula="of:=IF([.C108]=&quot;T1&quot;;1;IF([.C108]=&quot;T2&quot;;2;IF([.C108]=&quot;T3&quot;;3;IF([.C108]=&quot;T4&quot;;4;5))))" office:value-type="float" office:value="2" calcext:value-type="float">
            <text:p>2</text:p>
          </table:table-cell>
          <table:table-cell table:formula="of:=IF([.D108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IF([.C109]=&quot;T1&quot;;1;IF([.C109]=&quot;T2&quot;;2;IF([.C109]=&quot;T3&quot;;3;IF([.C109]=&quot;T4&quot;;4;5))))" office:value-type="float" office:value="1" calcext:value-type="float">
            <text:p>1</text:p>
          </table:table-cell>
          <table:table-cell table:formula="of:=IF([.D109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formula="of:=IF([.C110]=&quot;T1&quot;;1;IF([.C110]=&quot;T2&quot;;2;IF([.C110]=&quot;T3&quot;;3;IF([.C110]=&quot;T4&quot;;4;5))))" office:value-type="float" office:value="3" calcext:value-type="float">
            <text:p>3</text:p>
          </table:table-cell>
          <table:table-cell table:formula="of:=IF([.D110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formula="of:=IF([.C111]=&quot;T1&quot;;1;IF([.C111]=&quot;T2&quot;;2;IF([.C111]=&quot;T3&quot;;3;IF([.C111]=&quot;T4&quot;;4;5))))" office:value-type="float" office:value="4" calcext:value-type="float">
            <text:p>4</text:p>
          </table:table-cell>
          <table:table-cell table:formula="of:=IF([.D111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IF([.C112]=&quot;T1&quot;;1;IF([.C112]=&quot;T2&quot;;2;IF([.C112]=&quot;T3&quot;;3;IF([.C112]=&quot;T4&quot;;4;5))))" office:value-type="float" office:value="5" calcext:value-type="float">
            <text:p>5</text:p>
          </table:table-cell>
          <table:table-cell table:formula="of:=IF([.D112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formula="of:=IF([.C113]=&quot;T1&quot;;1;IF([.C113]=&quot;T2&quot;;2;IF([.C113]=&quot;T3&quot;;3;IF([.C113]=&quot;T4&quot;;4;5))))" office:value-type="float" office:value="4" calcext:value-type="float">
            <text:p>4</text:p>
          </table:table-cell>
          <table:table-cell table:formula="of:=IF([.D113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formula="of:=IF([.C114]=&quot;T1&quot;;1;IF([.C114]=&quot;T2&quot;;2;IF([.C114]=&quot;T3&quot;;3;IF([.C114]=&quot;T4&quot;;4;5))))" office:value-type="float" office:value="5" calcext:value-type="float">
            <text:p>5</text:p>
          </table:table-cell>
          <table:table-cell table:formula="of:=IF([.D114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IF([.C115]=&quot;T1&quot;;1;IF([.C115]=&quot;T2&quot;;2;IF([.C115]=&quot;T3&quot;;3;IF([.C115]=&quot;T4&quot;;4;5))))" office:value-type="float" office:value="3" calcext:value-type="float">
            <text:p>3</text:p>
          </table:table-cell>
          <table:table-cell table:formula="of:=IF([.D115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IF([.C116]=&quot;T1&quot;;1;IF([.C116]=&quot;T2&quot;;2;IF([.C116]=&quot;T3&quot;;3;IF([.C116]=&quot;T4&quot;;4;5))))" office:value-type="float" office:value="2" calcext:value-type="float">
            <text:p>2</text:p>
          </table:table-cell>
          <table:table-cell table:formula="of:=IF([.D116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IF([.C117]=&quot;T1&quot;;1;IF([.C117]=&quot;T2&quot;;2;IF([.C117]=&quot;T3&quot;;3;IF([.C117]=&quot;T4&quot;;4;5))))" office:value-type="float" office:value="1" calcext:value-type="float">
            <text:p>1</text:p>
          </table:table-cell>
          <table:table-cell table:formula="of:=IF([.D117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formula="of:=IF([.C118]=&quot;T1&quot;;1;IF([.C118]=&quot;T2&quot;;2;IF([.C118]=&quot;T3&quot;;3;IF([.C118]=&quot;T4&quot;;4;5))))" office:value-type="float" office:value="4" calcext:value-type="float">
            <text:p>4</text:p>
          </table:table-cell>
          <table:table-cell table:formula="of:=IF([.D118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IF([.C119]=&quot;T1&quot;;1;IF([.C119]=&quot;T2&quot;;2;IF([.C119]=&quot;T3&quot;;3;IF([.C119]=&quot;T4&quot;;4;5))))" office:value-type="float" office:value="3" calcext:value-type="float">
            <text:p>3</text:p>
          </table:table-cell>
          <table:table-cell table:formula="of:=IF([.D119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IF([.C120]=&quot;T1&quot;;1;IF([.C120]=&quot;T2&quot;;2;IF([.C120]=&quot;T3&quot;;3;IF([.C120]=&quot;T4&quot;;4;5))))" office:value-type="float" office:value="5" calcext:value-type="float">
            <text:p>5</text:p>
          </table:table-cell>
          <table:table-cell table:formula="of:=IF([.D120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IF([.C121]=&quot;T1&quot;;1;IF([.C121]=&quot;T2&quot;;2;IF([.C121]=&quot;T3&quot;;3;IF([.C121]=&quot;T4&quot;;4;5))))" office:value-type="float" office:value="2" calcext:value-type="float">
            <text:p>2</text:p>
          </table:table-cell>
          <table:table-cell table:formula="of:=IF([.D121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formula="of:=IF([.C122]=&quot;T1&quot;;1;IF([.C122]=&quot;T2&quot;;2;IF([.C122]=&quot;T3&quot;;3;IF([.C122]=&quot;T4&quot;;4;5))))" office:value-type="float" office:value="4" calcext:value-type="float">
            <text:p>4</text:p>
          </table:table-cell>
          <table:table-cell table:formula="of:=IF([.D122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formula="of:=IF([.C123]=&quot;T1&quot;;1;IF([.C123]=&quot;T2&quot;;2;IF([.C123]=&quot;T3&quot;;3;IF([.C123]=&quot;T4&quot;;4;5))))" office:value-type="float" office:value="5" calcext:value-type="float">
            <text:p>5</text:p>
          </table:table-cell>
          <table:table-cell table:formula="of:=IF([.D123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formula="of:=IF([.C124]=&quot;T1&quot;;1;IF([.C124]=&quot;T2&quot;;2;IF([.C124]=&quot;T3&quot;;3;IF([.C124]=&quot;T4&quot;;4;5))))" office:value-type="float" office:value="4" calcext:value-type="float">
            <text:p>4</text:p>
          </table:table-cell>
          <table:table-cell table:formula="of:=IF([.D124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IF([.C125]=&quot;T1&quot;;1;IF([.C125]=&quot;T2&quot;;2;IF([.C125]=&quot;T3&quot;;3;IF([.C125]=&quot;T4&quot;;4;5))))" office:value-type="float" office:value="5" calcext:value-type="float">
            <text:p>5</text:p>
          </table:table-cell>
          <table:table-cell table:formula="of:=IF([.D125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47" calcext:value-type="float">
            <text:p>147</text:p>
          </table:table-cell>
          <table:table-cell office:value-type="float" office:value="30" calcext:value-type="float">
            <text:p>30</text:p>
          </table:table-cell>
          <table:table-cell table:formula="of:=IF([.C126]=&quot;T1&quot;;1;IF([.C126]=&quot;T2&quot;;2;IF([.C126]=&quot;T3&quot;;3;IF([.C126]=&quot;T4&quot;;4;5))))" office:value-type="float" office:value="3" calcext:value-type="float">
            <text:p>3</text:p>
          </table:table-cell>
          <table:table-cell table:formula="of:=IF([.D126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IF([.C127]=&quot;T1&quot;;1;IF([.C127]=&quot;T2&quot;;2;IF([.C127]=&quot;T3&quot;;3;IF([.C127]=&quot;T4&quot;;4;5))))" office:value-type="float" office:value="1" calcext:value-type="float">
            <text:p>1</text:p>
          </table:table-cell>
          <table:table-cell table:formula="of:=IF([.D127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formula="of:=IF([.C128]=&quot;T1&quot;;1;IF([.C128]=&quot;T2&quot;;2;IF([.C128]=&quot;T3&quot;;3;IF([.C128]=&quot;T4&quot;;4;5))))" office:value-type="float" office:value="4" calcext:value-type="float">
            <text:p>4</text:p>
          </table:table-cell>
          <table:table-cell table:formula="of:=IF([.D128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IF([.C129]=&quot;T1&quot;;1;IF([.C129]=&quot;T2&quot;;2;IF([.C129]=&quot;T3&quot;;3;IF([.C129]=&quot;T4&quot;;4;5))))" office:value-type="float" office:value="2" calcext:value-type="float">
            <text:p>2</text:p>
          </table:table-cell>
          <table:table-cell table:formula="of:=IF([.D129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table:formula="of:=IF([.C130]=&quot;T1&quot;;1;IF([.C130]=&quot;T2&quot;;2;IF([.C130]=&quot;T3&quot;;3;IF([.C130]=&quot;T4&quot;;4;5))))" office:value-type="float" office:value="4" calcext:value-type="float">
            <text:p>4</text:p>
          </table:table-cell>
          <table:table-cell table:formula="of:=IF([.D130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formula="of:=IF([.C131]=&quot;T1&quot;;1;IF([.C131]=&quot;T2&quot;;2;IF([.C131]=&quot;T3&quot;;3;IF([.C131]=&quot;T4&quot;;4;5))))" office:value-type="float" office:value="5" calcext:value-type="float">
            <text:p>5</text:p>
          </table:table-cell>
          <table:table-cell table:formula="of:=IF([.D131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IF([.C132]=&quot;T1&quot;;1;IF([.C132]=&quot;T2&quot;;2;IF([.C132]=&quot;T3&quot;;3;IF([.C132]=&quot;T4&quot;;4;5))))" office:value-type="float" office:value="3" calcext:value-type="float">
            <text:p>3</text:p>
          </table:table-cell>
          <table:table-cell table:formula="of:=IF([.D132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IF([.C133]=&quot;T1&quot;;1;IF([.C133]=&quot;T2&quot;;2;IF([.C133]=&quot;T3&quot;;3;IF([.C133]=&quot;T4&quot;;4;5))))" office:value-type="float" office:value="1" calcext:value-type="float">
            <text:p>1</text:p>
          </table:table-cell>
          <table:table-cell table:formula="of:=IF([.D133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table:formula="of:=IF([.C134]=&quot;T1&quot;;1;IF([.C134]=&quot;T2&quot;;2;IF([.C134]=&quot;T3&quot;;3;IF([.C134]=&quot;T4&quot;;4;5))))" office:value-type="float" office:value="4" calcext:value-type="float">
            <text:p>4</text:p>
          </table:table-cell>
          <table:table-cell table:formula="of:=IF([.D134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formula="of:=IF([.C135]=&quot;T1&quot;;1;IF([.C135]=&quot;T2&quot;;2;IF([.C135]=&quot;T3&quot;;3;IF([.C135]=&quot;T4&quot;;4;5))))" office:value-type="float" office:value="4" calcext:value-type="float">
            <text:p>4</text:p>
          </table:table-cell>
          <table:table-cell table:formula="of:=IF([.D135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formula="of:=IF([.C136]=&quot;T1&quot;;1;IF([.C136]=&quot;T2&quot;;2;IF([.C136]=&quot;T3&quot;;3;IF([.C136]=&quot;T4&quot;;4;5))))" office:value-type="float" office:value="2" calcext:value-type="float">
            <text:p>2</text:p>
          </table:table-cell>
          <table:table-cell table:formula="of:=IF([.D136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IF([.C137]=&quot;T1&quot;;1;IF([.C137]=&quot;T2&quot;;2;IF([.C137]=&quot;T3&quot;;3;IF([.C137]=&quot;T4&quot;;4;5))))" office:value-type="float" office:value="1" calcext:value-type="float">
            <text:p>1</text:p>
          </table:table-cell>
          <table:table-cell table:formula="of:=IF([.D137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IF([.C138]=&quot;T1&quot;;1;IF([.C138]=&quot;T2&quot;;2;IF([.C138]=&quot;T3&quot;;3;IF([.C138]=&quot;T4&quot;;4;5))))" office:value-type="float" office:value="5" calcext:value-type="float">
            <text:p>5</text:p>
          </table:table-cell>
          <table:table-cell table:formula="of:=IF([.D138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IF([.C139]=&quot;T1&quot;;1;IF([.C139]=&quot;T2&quot;;2;IF([.C139]=&quot;T3&quot;;3;IF([.C139]=&quot;T4&quot;;4;5))))" office:value-type="float" office:value="2" calcext:value-type="float">
            <text:p>2</text:p>
          </table:table-cell>
          <table:table-cell table:formula="of:=IF([.D139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formula="of:=IF([.C140]=&quot;T1&quot;;1;IF([.C140]=&quot;T2&quot;;2;IF([.C140]=&quot;T3&quot;;3;IF([.C140]=&quot;T4&quot;;4;5))))" office:value-type="float" office:value="5" calcext:value-type="float">
            <text:p>5</text:p>
          </table:table-cell>
          <table:table-cell table:formula="of:=IF([.D140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IF([.C141]=&quot;T1&quot;;1;IF([.C141]=&quot;T2&quot;;2;IF([.C141]=&quot;T3&quot;;3;IF([.C141]=&quot;T4&quot;;4;5))))" office:value-type="float" office:value="4" calcext:value-type="float">
            <text:p>4</text:p>
          </table:table-cell>
          <table:table-cell table:formula="of:=IF([.D141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IF([.C142]=&quot;T1&quot;;1;IF([.C142]=&quot;T2&quot;;2;IF([.C142]=&quot;T3&quot;;3;IF([.C142]=&quot;T4&quot;;4;5))))" office:value-type="float" office:value="3" calcext:value-type="float">
            <text:p>3</text:p>
          </table:table-cell>
          <table:table-cell table:formula="of:=IF([.D142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[.C143]=&quot;T1&quot;;1;IF([.C143]=&quot;T2&quot;;2;IF([.C143]=&quot;T3&quot;;3;IF([.C143]=&quot;T4&quot;;4;5))))" office:value-type="float" office:value="1" calcext:value-type="float">
            <text:p>1</text:p>
          </table:table-cell>
          <table:table-cell table:formula="of:=IF([.D143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IF([.C144]=&quot;T1&quot;;1;IF([.C144]=&quot;T2&quot;;2;IF([.C144]=&quot;T3&quot;;3;IF([.C144]=&quot;T4&quot;;4;5))))" office:value-type="float" office:value="3" calcext:value-type="float">
            <text:p>3</text:p>
          </table:table-cell>
          <table:table-cell table:formula="of:=IF([.D144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table:formula="of:=IF([.C145]=&quot;T1&quot;;1;IF([.C145]=&quot;T2&quot;;2;IF([.C145]=&quot;T3&quot;;3;IF([.C145]=&quot;T4&quot;;4;5))))" office:value-type="float" office:value="4" calcext:value-type="float">
            <text:p>4</text:p>
          </table:table-cell>
          <table:table-cell table:formula="of:=IF([.D145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formula="of:=IF([.C146]=&quot;T1&quot;;1;IF([.C146]=&quot;T2&quot;;2;IF([.C146]=&quot;T3&quot;;3;IF([.C146]=&quot;T4&quot;;4;5))))" office:value-type="float" office:value="5" calcext:value-type="float">
            <text:p>5</text:p>
          </table:table-cell>
          <table:table-cell table:formula="of:=IF([.D146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formula="of:=IF([.C147]=&quot;T1&quot;;1;IF([.C147]=&quot;T2&quot;;2;IF([.C147]=&quot;T3&quot;;3;IF([.C147]=&quot;T4&quot;;4;5))))" office:value-type="float" office:value="2" calcext:value-type="float">
            <text:p>2</text:p>
          </table:table-cell>
          <table:table-cell table:formula="of:=IF([.D147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([.C148]=&quot;T1&quot;;1;IF([.C148]=&quot;T2&quot;;2;IF([.C148]=&quot;T3&quot;;3;IF([.C148]=&quot;T4&quot;;4;5))))" office:value-type="float" office:value="1" calcext:value-type="float">
            <text:p>1</text:p>
          </table:table-cell>
          <table:table-cell table:formula="of:=IF([.D148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table:formula="of:=IF([.C149]=&quot;T1&quot;;1;IF([.C149]=&quot;T2&quot;;2;IF([.C149]=&quot;T3&quot;;3;IF([.C149]=&quot;T4&quot;;4;5))))" office:value-type="float" office:value="3" calcext:value-type="float">
            <text:p>3</text:p>
          </table:table-cell>
          <table:table-cell table:formula="of:=IF([.D149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formula="of:=IF([.C150]=&quot;T1&quot;;1;IF([.C150]=&quot;T2&quot;;2;IF([.C150]=&quot;T3&quot;;3;IF([.C150]=&quot;T4&quot;;4;5))))" office:value-type="float" office:value="4" calcext:value-type="float">
            <text:p>4</text:p>
          </table:table-cell>
          <table:table-cell table:formula="of:=IF([.D150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formula="of:=IF([.C151]=&quot;T1&quot;;1;IF([.C151]=&quot;T2&quot;;2;IF([.C151]=&quot;T3&quot;;3;IF([.C151]=&quot;T4&quot;;4;5))))" office:value-type="float" office:value="5" calcext:value-type="float">
            <text:p>5</text:p>
          </table:table-cell>
          <table:table-cell table:formula="of:=IF([.D151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IF([.C152]=&quot;T1&quot;;1;IF([.C152]=&quot;T2&quot;;2;IF([.C152]=&quot;T3&quot;;3;IF([.C152]=&quot;T4&quot;;4;5))))" office:value-type="float" office:value="1" calcext:value-type="float">
            <text:p>1</text:p>
          </table:table-cell>
          <table:table-cell table:formula="of:=IF([.D152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formula="of:=IF([.C153]=&quot;T1&quot;;1;IF([.C153]=&quot;T2&quot;;2;IF([.C153]=&quot;T3&quot;;3;IF([.C153]=&quot;T4&quot;;4;5))))" office:value-type="float" office:value="3" calcext:value-type="float">
            <text:p>3</text:p>
          </table:table-cell>
          <table:table-cell table:formula="of:=IF([.D153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table:formula="of:=IF([.C154]=&quot;T1&quot;;1;IF([.C154]=&quot;T2&quot;;2;IF([.C154]=&quot;T3&quot;;3;IF([.C154]=&quot;T4&quot;;4;5))))" office:value-type="float" office:value="4" calcext:value-type="float">
            <text:p>4</text:p>
          </table:table-cell>
          <table:table-cell table:formula="of:=IF([.D154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IF([.C155]=&quot;T1&quot;;1;IF([.C155]=&quot;T2&quot;;2;IF([.C155]=&quot;T3&quot;;3;IF([.C155]=&quot;T4&quot;;4;5))))" office:value-type="float" office:value="1" calcext:value-type="float">
            <text:p>1</text:p>
          </table:table-cell>
          <table:table-cell table:formula="of:=IF([.D155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IF([.C156]=&quot;T1&quot;;1;IF([.C156]=&quot;T2&quot;;2;IF([.C156]=&quot;T3&quot;;3;IF([.C156]=&quot;T4&quot;;4;5))))" office:value-type="float" office:value="5" calcext:value-type="float">
            <text:p>5</text:p>
          </table:table-cell>
          <table:table-cell table:formula="of:=IF([.D156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IF([.C157]=&quot;T1&quot;;1;IF([.C157]=&quot;T2&quot;;2;IF([.C157]=&quot;T3&quot;;3;IF([.C157]=&quot;T4&quot;;4;5))))" office:value-type="float" office:value="3" calcext:value-type="float">
            <text:p>3</text:p>
          </table:table-cell>
          <table:table-cell table:formula="of:=IF([.D157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formula="of:=IF([.C158]=&quot;T1&quot;;1;IF([.C158]=&quot;T2&quot;;2;IF([.C158]=&quot;T3&quot;;3;IF([.C158]=&quot;T4&quot;;4;5))))" office:value-type="float" office:value="1" calcext:value-type="float">
            <text:p>1</text:p>
          </table:table-cell>
          <table:table-cell table:formula="of:=IF([.D158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formula="of:=IF([.C159]=&quot;T1&quot;;1;IF([.C159]=&quot;T2&quot;;2;IF([.C159]=&quot;T3&quot;;3;IF([.C159]=&quot;T4&quot;;4;5))))" office:value-type="float" office:value="4" calcext:value-type="float">
            <text:p>4</text:p>
          </table:table-cell>
          <table:table-cell table:formula="of:=IF([.D159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IF([.C160]=&quot;T1&quot;;1;IF([.C160]=&quot;T2&quot;;2;IF([.C160]=&quot;T3&quot;;3;IF([.C160]=&quot;T4&quot;;4;5))))" office:value-type="float" office:value="2" calcext:value-type="float">
            <text:p>2</text:p>
          </table:table-cell>
          <table:table-cell table:formula="of:=IF([.D160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IF([.C161]=&quot;T1&quot;;1;IF([.C161]=&quot;T2&quot;;2;IF([.C161]=&quot;T3&quot;;3;IF([.C161]=&quot;T4&quot;;4;5))))" office:value-type="float" office:value="3" calcext:value-type="float">
            <text:p>3</text:p>
          </table:table-cell>
          <table:table-cell table:formula="of:=IF([.D161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IF([.C162]=&quot;T1&quot;;1;IF([.C162]=&quot;T2&quot;;2;IF([.C162]=&quot;T3&quot;;3;IF([.C162]=&quot;T4&quot;;4;5))))" office:value-type="float" office:value="1" calcext:value-type="float">
            <text:p>1</text:p>
          </table:table-cell>
          <table:table-cell table:formula="of:=IF([.D162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84" calcext:value-type="float">
            <text:p>184</text:p>
          </table:table-cell>
          <table:table-cell office:value-type="float" office:value="99" calcext:value-type="float">
            <text:p>99</text:p>
          </table:table-cell>
          <table:table-cell table:formula="of:=IF([.C163]=&quot;T1&quot;;1;IF([.C163]=&quot;T2&quot;;2;IF([.C163]=&quot;T3&quot;;3;IF([.C163]=&quot;T4&quot;;4;5))))" office:value-type="float" office:value="4" calcext:value-type="float">
            <text:p>4</text:p>
          </table:table-cell>
          <table:table-cell table:formula="of:=IF([.D163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formula="of:=IF([.C164]=&quot;T1&quot;;1;IF([.C164]=&quot;T2&quot;;2;IF([.C164]=&quot;T3&quot;;3;IF([.C164]=&quot;T4&quot;;4;5))))" office:value-type="float" office:value="5" calcext:value-type="float">
            <text:p>5</text:p>
          </table:table-cell>
          <table:table-cell table:formula="of:=IF([.D164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IF([.C165]=&quot;T1&quot;;1;IF([.C165]=&quot;T2&quot;;2;IF([.C165]=&quot;T3&quot;;3;IF([.C165]=&quot;T4&quot;;4;5))))" office:value-type="float" office:value="2" calcext:value-type="float">
            <text:p>2</text:p>
          </table:table-cell>
          <table:table-cell table:formula="of:=IF([.D165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formula="of:=IF([.C166]=&quot;T1&quot;;1;IF([.C166]=&quot;T2&quot;;2;IF([.C166]=&quot;T3&quot;;3;IF([.C166]=&quot;T4&quot;;4;5))))" office:value-type="float" office:value="4" calcext:value-type="float">
            <text:p>4</text:p>
          </table:table-cell>
          <table:table-cell table:formula="of:=IF([.D166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IF([.C167]=&quot;T1&quot;;1;IF([.C167]=&quot;T2&quot;;2;IF([.C167]=&quot;T3&quot;;3;IF([.C167]=&quot;T4&quot;;4;5))))" office:value-type="float" office:value="2" calcext:value-type="float">
            <text:p>2</text:p>
          </table:table-cell>
          <table:table-cell table:formula="of:=IF([.D167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formula="of:=IF([.C168]=&quot;T1&quot;;1;IF([.C168]=&quot;T2&quot;;2;IF([.C168]=&quot;T3&quot;;3;IF([.C168]=&quot;T4&quot;;4;5))))" office:value-type="float" office:value="5" calcext:value-type="float">
            <text:p>5</text:p>
          </table:table-cell>
          <table:table-cell table:formula="of:=IF([.D168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table:formula="of:=IF([.C169]=&quot;T1&quot;;1;IF([.C169]=&quot;T2&quot;;2;IF([.C169]=&quot;T3&quot;;3;IF([.C169]=&quot;T4&quot;;4;5))))" office:value-type="float" office:value="1" calcext:value-type="float">
            <text:p>1</text:p>
          </table:table-cell>
          <table:table-cell table:formula="of:=IF([.D169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IF([.C170]=&quot;T1&quot;;1;IF([.C170]=&quot;T2&quot;;2;IF([.C170]=&quot;T3&quot;;3;IF([.C170]=&quot;T4&quot;;4;5))))" office:value-type="float" office:value="2" calcext:value-type="float">
            <text:p>2</text:p>
          </table:table-cell>
          <table:table-cell table:formula="of:=IF([.D170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table:formula="of:=IF([.C171]=&quot;T1&quot;;1;IF([.C171]=&quot;T2&quot;;2;IF([.C171]=&quot;T3&quot;;3;IF([.C171]=&quot;T4&quot;;4;5))))" office:value-type="float" office:value="4" calcext:value-type="float">
            <text:p>4</text:p>
          </table:table-cell>
          <table:table-cell table:formula="of:=IF([.D171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formula="of:=IF([.C172]=&quot;T1&quot;;1;IF([.C172]=&quot;T2&quot;;2;IF([.C172]=&quot;T3&quot;;3;IF([.C172]=&quot;T4&quot;;4;5))))" office:value-type="float" office:value="5" calcext:value-type="float">
            <text:p>5</text:p>
          </table:table-cell>
          <table:table-cell table:formula="of:=IF([.D172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F([.C173]=&quot;T1&quot;;1;IF([.C173]=&quot;T2&quot;;2;IF([.C173]=&quot;T3&quot;;3;IF([.C173]=&quot;T4&quot;;4;5))))" office:value-type="float" office:value="3" calcext:value-type="float">
            <text:p>3</text:p>
          </table:table-cell>
          <table:table-cell table:formula="of:=IF([.D173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formula="of:=IF([.C174]=&quot;T1&quot;;1;IF([.C174]=&quot;T2&quot;;2;IF([.C174]=&quot;T3&quot;;3;IF([.C174]=&quot;T4&quot;;4;5))))" office:value-type="float" office:value="2" calcext:value-type="float">
            <text:p>2</text:p>
          </table:table-cell>
          <table:table-cell table:formula="of:=IF([.D174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table:formula="of:=IF([.C175]=&quot;T1&quot;;1;IF([.C175]=&quot;T2&quot;;2;IF([.C175]=&quot;T3&quot;;3;IF([.C175]=&quot;T4&quot;;4;5))))" office:value-type="float" office:value="5" calcext:value-type="float">
            <text:p>5</text:p>
          </table:table-cell>
          <table:table-cell table:formula="of:=IF([.D175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IF([.C176]=&quot;T1&quot;;1;IF([.C176]=&quot;T2&quot;;2;IF([.C176]=&quot;T3&quot;;3;IF([.C176]=&quot;T4&quot;;4;5))))" office:value-type="float" office:value="3" calcext:value-type="float">
            <text:p>3</text:p>
          </table:table-cell>
          <table:table-cell table:formula="of:=IF([.D176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IF([.C177]=&quot;T1&quot;;1;IF([.C177]=&quot;T2&quot;;2;IF([.C177]=&quot;T3&quot;;3;IF([.C177]=&quot;T4&quot;;4;5))))" office:value-type="float" office:value="1" calcext:value-type="float">
            <text:p>1</text:p>
          </table:table-cell>
          <table:table-cell table:formula="of:=IF([.D177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IF([.C178]=&quot;T1&quot;;1;IF([.C178]=&quot;T2&quot;;2;IF([.C178]=&quot;T3&quot;;3;IF([.C178]=&quot;T4&quot;;4;5))))" office:value-type="float" office:value="1" calcext:value-type="float">
            <text:p>1</text:p>
          </table:table-cell>
          <table:table-cell table:formula="of:=IF([.D178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table:formula="of:=IF([.C179]=&quot;T1&quot;;1;IF([.C179]=&quot;T2&quot;;2;IF([.C179]=&quot;T3&quot;;3;IF([.C179]=&quot;T4&quot;;4;5))))" office:value-type="float" office:value="4" calcext:value-type="float">
            <text:p>4</text:p>
          </table:table-cell>
          <table:table-cell table:formula="of:=IF([.D179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IF([.C180]=&quot;T1&quot;;1;IF([.C180]=&quot;T2&quot;;2;IF([.C180]=&quot;T3&quot;;3;IF([.C180]=&quot;T4&quot;;4;5))))" office:value-type="float" office:value="3" calcext:value-type="float">
            <text:p>3</text:p>
          </table:table-cell>
          <table:table-cell table:formula="of:=IF([.D180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formula="of:=IF([.C181]=&quot;T1&quot;;1;IF([.C181]=&quot;T2&quot;;2;IF([.C181]=&quot;T3&quot;;3;IF([.C181]=&quot;T4&quot;;4;5))))" office:value-type="float" office:value="5" calcext:value-type="float">
            <text:p>5</text:p>
          </table:table-cell>
          <table:table-cell table:formula="of:=IF([.D181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IF([.C182]=&quot;T1&quot;;1;IF([.C182]=&quot;T2&quot;;2;IF([.C182]=&quot;T3&quot;;3;IF([.C182]=&quot;T4&quot;;4;5))))" office:value-type="float" office:value="2" calcext:value-type="float">
            <text:p>2</text:p>
          </table:table-cell>
          <table:table-cell table:formula="of:=IF([.D182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formula="of:=IF([.C183]=&quot;T1&quot;;1;IF([.C183]=&quot;T2&quot;;2;IF([.C183]=&quot;T3&quot;;3;IF([.C183]=&quot;T4&quot;;4;5))))" office:value-type="float" office:value="4" calcext:value-type="float">
            <text:p>4</text:p>
          </table:table-cell>
          <table:table-cell table:formula="of:=IF([.D183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IF([.C184]=&quot;T1&quot;;1;IF([.C184]=&quot;T2&quot;;2;IF([.C184]=&quot;T3&quot;;3;IF([.C184]=&quot;T4&quot;;4;5))))" office:value-type="float" office:value="3" calcext:value-type="float">
            <text:p>3</text:p>
          </table:table-cell>
          <table:table-cell table:formula="of:=IF([.D184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IF([.C185]=&quot;T1&quot;;1;IF([.C185]=&quot;T2&quot;;2;IF([.C185]=&quot;T3&quot;;3;IF([.C185]=&quot;T4&quot;;4;5))))" office:value-type="float" office:value="1" calcext:value-type="float">
            <text:p>1</text:p>
          </table:table-cell>
          <table:table-cell table:formula="of:=IF([.D185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table:formula="of:=IF([.C186]=&quot;T1&quot;;1;IF([.C186]=&quot;T2&quot;;2;IF([.C186]=&quot;T3&quot;;3;IF([.C186]=&quot;T4&quot;;4;5))))" office:value-type="float" office:value="3" calcext:value-type="float">
            <text:p>3</text:p>
          </table:table-cell>
          <table:table-cell table:formula="of:=IF([.D186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table:formula="of:=IF([.C187]=&quot;T1&quot;;1;IF([.C187]=&quot;T2&quot;;2;IF([.C187]=&quot;T3&quot;;3;IF([.C187]=&quot;T4&quot;;4;5))))" office:value-type="float" office:value="5" calcext:value-type="float">
            <text:p>5</text:p>
          </table:table-cell>
          <table:table-cell table:formula="of:=IF([.D187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IF([.C188]=&quot;T1&quot;;1;IF([.C188]=&quot;T2&quot;;2;IF([.C188]=&quot;T3&quot;;3;IF([.C188]=&quot;T4&quot;;4;5))))" office:value-type="float" office:value="1" calcext:value-type="float">
            <text:p>1</text:p>
          </table:table-cell>
          <table:table-cell table:formula="of:=IF([.D188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formula="of:=IF([.C189]=&quot;T1&quot;;1;IF([.C189]=&quot;T2&quot;;2;IF([.C189]=&quot;T3&quot;;3;IF([.C189]=&quot;T4&quot;;4;5))))" office:value-type="float" office:value="2" calcext:value-type="float">
            <text:p>2</text:p>
          </table:table-cell>
          <table:table-cell table:formula="of:=IF([.D189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table:formula="of:=IF([.C190]=&quot;T1&quot;;1;IF([.C190]=&quot;T2&quot;;2;IF([.C190]=&quot;T3&quot;;3;IF([.C190]=&quot;T4&quot;;4;5))))" office:value-type="float" office:value="4" calcext:value-type="float">
            <text:p>4</text:p>
          </table:table-cell>
          <table:table-cell table:formula="of:=IF([.D190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formula="of:=IF([.C191]=&quot;T1&quot;;1;IF([.C191]=&quot;T2&quot;;2;IF([.C191]=&quot;T3&quot;;3;IF([.C191]=&quot;T4&quot;;4;5))))" office:value-type="float" office:value="2" calcext:value-type="float">
            <text:p>2</text:p>
          </table:table-cell>
          <table:table-cell table:formula="of:=IF([.D191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IF([.C192]=&quot;T1&quot;;1;IF([.C192]=&quot;T2&quot;;2;IF([.C192]=&quot;T3&quot;;3;IF([.C192]=&quot;T4&quot;;4;5))))" office:value-type="float" office:value="1" calcext:value-type="float">
            <text:p>1</text:p>
          </table:table-cell>
          <table:table-cell table:formula="of:=IF([.D192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formula="of:=IF([.C193]=&quot;T1&quot;;1;IF([.C193]=&quot;T2&quot;;2;IF([.C193]=&quot;T3&quot;;3;IF([.C193]=&quot;T4&quot;;4;5))))" office:value-type="float" office:value="5" calcext:value-type="float">
            <text:p>5</text:p>
          </table:table-cell>
          <table:table-cell table:formula="of:=IF([.D193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IF([.C194]=&quot;T1&quot;;1;IF([.C194]=&quot;T2&quot;;2;IF([.C194]=&quot;T3&quot;;3;IF([.C194]=&quot;T4&quot;;4;5))))" office:value-type="float" office:value="3" calcext:value-type="float">
            <text:p>3</text:p>
          </table:table-cell>
          <table:table-cell table:formula="of:=IF([.D194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IF([.C195]=&quot;T1&quot;;1;IF([.C195]=&quot;T2&quot;;2;IF([.C195]=&quot;T3&quot;;3;IF([.C195]=&quot;T4&quot;;4;5))))" office:value-type="float" office:value="5" calcext:value-type="float">
            <text:p>5</text:p>
          </table:table-cell>
          <table:table-cell table:formula="of:=IF([.D195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formula="of:=IF([.C196]=&quot;T1&quot;;1;IF([.C196]=&quot;T2&quot;;2;IF([.C196]=&quot;T3&quot;;3;IF([.C196]=&quot;T4&quot;;4;5))))" office:value-type="float" office:value="5" calcext:value-type="float">
            <text:p>5</text:p>
          </table:table-cell>
          <table:table-cell table:formula="of:=IF([.D196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formula="of:=IF([.C197]=&quot;T1&quot;;1;IF([.C197]=&quot;T2&quot;;2;IF([.C197]=&quot;T3&quot;;3;IF([.C197]=&quot;T4&quot;;4;5))))" office:value-type="float" office:value="4" calcext:value-type="float">
            <text:p>4</text:p>
          </table:table-cell>
          <table:table-cell table:formula="of:=IF([.D197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IF([.C198]=&quot;T1&quot;;1;IF([.C198]=&quot;T2&quot;;2;IF([.C198]=&quot;T3&quot;;3;IF([.C198]=&quot;T4&quot;;4;5))))" office:value-type="float" office:value="2" calcext:value-type="float">
            <text:p>2</text:p>
          </table:table-cell>
          <table:table-cell table:formula="of:=IF([.D198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IF([.C199]=&quot;T1&quot;;1;IF([.C199]=&quot;T2&quot;;2;IF([.C199]=&quot;T3&quot;;3;IF([.C199]=&quot;T4&quot;;4;5))))" office:value-type="float" office:value="5" calcext:value-type="float">
            <text:p>5</text:p>
          </table:table-cell>
          <table:table-cell table:formula="of:=IF([.D199]=&quot;Z&quot;;&quot;TAK&quot;;&quot;NIE&quot;)" office:value-type="string" office:string-value="NIE" calcext:value-type="string">
            <text:p>NI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formula="of:=IF([.C200]=&quot;T1&quot;;1;IF([.C200]=&quot;T2&quot;;2;IF([.C200]=&quot;T3&quot;;3;IF([.C200]=&quot;T4&quot;;4;5))))" office:value-type="float" office:value="3" calcext:value-type="float">
            <text:p>3</text:p>
          </table:table-cell>
          <table:table-cell table:formula="of:=IF([.D200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formula="of:=IF([.C201]=&quot;T1&quot;;1;IF([.C201]=&quot;T2&quot;;2;IF([.C201]=&quot;T3&quot;;3;IF([.C201]=&quot;T4&quot;;4;5))))" office:value-type="float" office:value="1" calcext:value-type="float">
            <text:p>1</text:p>
          </table:table-cell>
          <table:table-cell table:formula="of:=IF([.D201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formula="of:=IF([.C202]=&quot;T1&quot;;1;IF([.C202]=&quot;T2&quot;;2;IF([.C202]=&quot;T3&quot;;3;IF([.C202]=&quot;T4&quot;;4;5))))" office:value-type="float" office:value="4" calcext:value-type="float">
            <text:p>4</text:p>
          </table:table-cell>
          <table:table-cell table:formula="of:=IF([.D202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formula="of:=IF([.C203]=&quot;T1&quot;;1;IF([.C203]=&quot;T2&quot;;2;IF([.C203]=&quot;T3&quot;;3;IF([.C203]=&quot;T4&quot;;4;5))))" office:value-type="float" office:value="2" calcext:value-type="float">
            <text:p>2</text:p>
          </table:table-cell>
          <table:table-cell table:formula="of:=IF([.D203]=&quot;Z&quot;;&quot;TAK&quot;;&quot;NIE&quot;)" office:value-type="string" office:string-value="TAK" calcext:value-type="string">
            <text:p>TAK</text:p>
          </table:table-cell>
          <table:table-cell table:number-columns-repeated="2"/>
        </table:table-row>
      </table:table>
      <table:table table:name="zadanie_b" table:style-name="ta1">
        <table:table-column table:style-name="co1" table:default-cell-style-name="ce1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7" table:number-columns-repeated="3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towar</text:p>
          </table:table-cell>
          <table:table-cell office:value-type="string" calcext:value-type="string">
            <text:p>Z/W</text:p>
          </table:table-cell>
          <table:table-cell office:value-type="string" calcext:value-type="string">
            <text:p>ile ton</text:p>
          </table:table-cell>
          <table:table-cell office:value-type="string" calcext:value-type="string">
            <text:p>cena za tone w talarach</text:p>
          </table:table-cell>
          <table:table-cell office:value-type="string" calcext:value-type="string">
            <text:p>liczba pelnych dni na morzu’</text:p>
          </table:table-cell>
          <table:table-cell/>
          <table:table-cell table:style-name="ce2" office:value-type="string" calcext:value-type="string">
            <text:p>Odpowiedź:</text:p>
          </table:table-cell>
          <table:table-cell table:style-name="ce5" table:formula="of:=COUNTIF([.G2:.G203];&quot;&gt;20&quot;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IF([.A2]&lt;&gt;[.A3];[.A3]-[.A2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IF([.A3]&lt;&gt;[.A4];[.A4]-[.A3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IF([.A4]&lt;&gt;[.A5];[.A5]-[.A4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formula="of:=IF([.A5]&lt;&gt;[.A6];[.A6]-[.A5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formula="of:=IF([.A6]&lt;&gt;[.A7];[.A7]-[.A6]-1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formula="of:=IF([.A7]&lt;&gt;[.A8];[.A8]-[.A7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IF([.A8]&lt;&gt;[.A9];[.A9]-[.A8]-1;0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IF([.A9]&lt;&gt;[.A10];[.A10]-[.A9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IF([.A10]&lt;&gt;[.A11];[.A11]-[.A10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table:formula="of:=IF([.A11]&lt;&gt;[.A12];[.A12]-[.A11]-1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formula="of:=IF([.A12]&lt;&gt;[.A13];[.A13]-[.A12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formula="of:=IF([.A13]&lt;&gt;[.A14];[.A14]-[.A13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formula="of:=IF([.A14]&lt;&gt;[.A15];[.A15]-[.A14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formula="of:=IF([.A15]&lt;&gt;[.A16];[.A16]-[.A15]-1;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table:formula="of:=IF([.A16]&lt;&gt;[.A17];[.A17]-[.A16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IF([.A17]&lt;&gt;[.A18];[.A18]-[.A17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[.A18]&lt;&gt;[.A19];[.A19]-[.A18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IF([.A19]&lt;&gt;[.A20];[.A20]-[.A19]-1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IF([.A20]&lt;&gt;[.A21];[.A21]-[.A20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IF([.A21]&lt;&gt;[.A22];[.A22]-[.A21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IF([.A22]&lt;&gt;[.A23];[.A23]-[.A22]-1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IF([.A23]&lt;&gt;[.A24];[.A24]-[.A23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formula="of:=IF([.A24]&lt;&gt;[.A25];[.A25]-[.A24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formula="of:=IF([.A25]&lt;&gt;[.A26];[.A26]-[.A25]-1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formula="of:=IF([.A26]&lt;&gt;[.A27];[.A27]-[.A26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IF([.A27]&lt;&gt;[.A28];[.A28]-[.A27]-1;0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IF([.A28]&lt;&gt;[.A29];[.A29]-[.A28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formula="of:=IF([.A29]&lt;&gt;[.A30];[.A30]-[.A29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IF([.A30]&lt;&gt;[.A31];[.A31]-[.A30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A31]&lt;&gt;[.A32];[.A32]-[.A31]-1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formula="of:=IF([.A32]&lt;&gt;[.A33];[.A33]-[.A32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table:formula="of:=IF([.A33]&lt;&gt;[.A34];[.A34]-[.A33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IF([.A34]&lt;&gt;[.A35];[.A35]-[.A34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formula="of:=IF([.A35]&lt;&gt;[.A36];[.A36]-[.A35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[.A36]&lt;&gt;[.A37];[.A37]-[.A36]-1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IF([.A37]&lt;&gt;[.A38];[.A38]-[.A37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formula="of:=IF([.A38]&lt;&gt;[.A39];[.A39]-[.A38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IF([.A39]&lt;&gt;[.A40];[.A40]-[.A39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table:formula="of:=IF([.A40]&lt;&gt;[.A41];[.A41]-[.A40]-1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table:formula="of:=IF([.A41]&lt;&gt;[.A42];[.A42]-[.A41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formula="of:=IF([.A42]&lt;&gt;[.A43];[.A43]-[.A42]-1;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91" calcext:value-type="float">
            <text:p>191</text:p>
          </table:table-cell>
          <table:table-cell office:value-type="float" office:value="60" calcext:value-type="float">
            <text:p>60</text:p>
          </table:table-cell>
          <table:table-cell table:formula="of:=IF([.A43]&lt;&gt;[.A44];[.A44]-[.A43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IF([.A44]&lt;&gt;[.A45];[.A45]-[.A44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table:formula="of:=IF([.A45]&lt;&gt;[.A46];[.A46]-[.A45]-1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formula="of:=IF([.A46]&lt;&gt;[.A47];[.A47]-[.A46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formula="of:=IF([.A47]&lt;&gt;[.A48];[.A48]-[.A47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IF([.A48]&lt;&gt;[.A49];[.A49]-[.A48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IF([.A49]&lt;&gt;[.A50];[.A50]-[.A49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IF([.A50]&lt;&gt;[.A51];[.A51]-[.A50]-1;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formula="of:=IF([.A51]&lt;&gt;[.A52];[.A52]-[.A51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IF([.A52]&lt;&gt;[.A53];[.A53]-[.A52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IF([.A53]&lt;&gt;[.A54];[.A54]-[.A53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formula="of:=IF([.A54]&lt;&gt;[.A55];[.A55]-[.A54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IF([.A55]&lt;&gt;[.A56];[.A56]-[.A55]-1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IF([.A56]&lt;&gt;[.A57];[.A57]-[.A56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IF([.A57]&lt;&gt;[.A58];[.A58]-[.A57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A58]&lt;&gt;[.A59];[.A59]-[.A58]-1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IF([.A59]&lt;&gt;[.A60];[.A60]-[.A59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table:formula="of:=IF([.A60]&lt;&gt;[.A61];[.A61]-[.A60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IF([.A61]&lt;&gt;[.A62];[.A62]-[.A61]-1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formula="of:=IF([.A62]&lt;&gt;[.A63];[.A63]-[.A62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A63]&lt;&gt;[.A64];[.A64]-[.A63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IF([.A64]&lt;&gt;[.A65];[.A65]-[.A64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IF([.A65]&lt;&gt;[.A66];[.A66]-[.A65]-1;0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table:formula="of:=IF([.A66]&lt;&gt;[.A67];[.A67]-[.A66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formula="of:=IF([.A67]&lt;&gt;[.A68];[.A68]-[.A67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formula="of:=IF([.A68]&lt;&gt;[.A69];[.A69]-[.A68]-1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formula="of:=IF([.A69]&lt;&gt;[.A70];[.A70]-[.A69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IF([.A70]&lt;&gt;[.A71];[.A71]-[.A70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formula="of:=IF([.A71]&lt;&gt;[.A72];[.A72]-[.A71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formula="of:=IF([.A72]&lt;&gt;[.A73];[.A73]-[.A72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formula="of:=IF([.A73]&lt;&gt;[.A74];[.A74]-[.A73]-1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table:formula="of:=IF([.A74]&lt;&gt;[.A75];[.A75]-[.A74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IF([.A75]&lt;&gt;[.A76];[.A76]-[.A75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IF([.A76]&lt;&gt;[.A77];[.A77]-[.A76]-1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table:formula="of:=IF([.A77]&lt;&gt;[.A78];[.A78]-[.A77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IF([.A78]&lt;&gt;[.A79];[.A79]-[.A78]-1;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IF([.A79]&lt;&gt;[.A80];[.A80]-[.A79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formula="of:=IF([.A80]&lt;&gt;[.A81];[.A81]-[.A80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IF([.A81]&lt;&gt;[.A82];[.A82]-[.A81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IF([.A82]&lt;&gt;[.A83];[.A83]-[.A82]-1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IF([.A83]&lt;&gt;[.A84];[.A84]-[.A83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IF([.A84]&lt;&gt;[.A85];[.A85]-[.A84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formula="of:=IF([.A85]&lt;&gt;[.A86];[.A86]-[.A85]-1;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formula="of:=IF([.A86]&lt;&gt;[.A87];[.A87]-[.A86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formula="of:=IF([.A87]&lt;&gt;[.A88];[.A88]-[.A87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IF([.A88]&lt;&gt;[.A89];[.A89]-[.A88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IF([.A89]&lt;&gt;[.A90];[.A90]-[.A89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IF([.A90]&lt;&gt;[.A91];[.A91]-[.A90]-1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formula="of:=IF([.A91]&lt;&gt;[.A92];[.A92]-[.A91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table:formula="of:=IF([.A92]&lt;&gt;[.A93];[.A93]-[.A92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IF([.A93]&lt;&gt;[.A94];[.A94]-[.A93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IF([.A94]&lt;&gt;[.A95];[.A95]-[.A94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table:formula="of:=IF([.A95]&lt;&gt;[.A96];[.A96]-[.A95]-1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F([.A96]&lt;&gt;[.A97];[.A97]-[.A96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formula="of:=IF([.A97]&lt;&gt;[.A98];[.A98]-[.A97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table:formula="of:=IF([.A98]&lt;&gt;[.A99];[.A99]-[.A98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IF([.A99]&lt;&gt;[.A100];[.A100]-[.A99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IF([.A100]&lt;&gt;[.A101];[.A101]-[.A100]-1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formula="of:=IF([.A101]&lt;&gt;[.A102];[.A102]-[.A101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IF([.A102]&lt;&gt;[.A103];[.A103]-[.A102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IF([.A103]&lt;&gt;[.A104];[.A104]-[.A103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formula="of:=IF([.A104]&lt;&gt;[.A105];[.A105]-[.A104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table:formula="of:=IF([.A105]&lt;&gt;[.A106];[.A106]-[.A105]-1;0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table:formula="of:=IF([.A106]&lt;&gt;[.A107];[.A107]-[.A106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formula="of:=IF([.A107]&lt;&gt;[.A108];[.A108]-[.A107]-1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formula="of:=IF([.A108]&lt;&gt;[.A109];[.A109]-[.A108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IF([.A109]&lt;&gt;[.A110];[.A110]-[.A109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formula="of:=IF([.A110]&lt;&gt;[.A111];[.A111]-[.A110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formula="of:=IF([.A111]&lt;&gt;[.A112];[.A112]-[.A111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IF([.A112]&lt;&gt;[.A113];[.A113]-[.A112]-1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formula="of:=IF([.A113]&lt;&gt;[.A114];[.A114]-[.A113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formula="of:=IF([.A114]&lt;&gt;[.A115];[.A115]-[.A114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IF([.A115]&lt;&gt;[.A116];[.A116]-[.A115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IF([.A116]&lt;&gt;[.A117];[.A117]-[.A116]-1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IF([.A117]&lt;&gt;[.A118];[.A118]-[.A117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formula="of:=IF([.A118]&lt;&gt;[.A119];[.A119]-[.A118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IF([.A119]&lt;&gt;[.A120];[.A120]-[.A119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IF([.A120]&lt;&gt;[.A121];[.A121]-[.A120]-1;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IF([.A121]&lt;&gt;[.A122];[.A122]-[.A121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formula="of:=IF([.A122]&lt;&gt;[.A123];[.A123]-[.A122]-1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formula="of:=IF([.A123]&lt;&gt;[.A124];[.A124]-[.A123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formula="of:=IF([.A124]&lt;&gt;[.A125];[.A125]-[.A124]-1;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IF([.A125]&lt;&gt;[.A126];[.A126]-[.A125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47" calcext:value-type="float">
            <text:p>147</text:p>
          </table:table-cell>
          <table:table-cell office:value-type="float" office:value="30" calcext:value-type="float">
            <text:p>30</text:p>
          </table:table-cell>
          <table:table-cell table:formula="of:=IF([.A126]&lt;&gt;[.A127];[.A127]-[.A126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IF([.A127]&lt;&gt;[.A128];[.A128]-[.A127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formula="of:=IF([.A128]&lt;&gt;[.A129];[.A129]-[.A128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IF([.A129]&lt;&gt;[.A130];[.A130]-[.A129]-1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table:formula="of:=IF([.A130]&lt;&gt;[.A131];[.A131]-[.A130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formula="of:=IF([.A131]&lt;&gt;[.A132];[.A132]-[.A131]-1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IF([.A132]&lt;&gt;[.A133];[.A133]-[.A132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IF([.A133]&lt;&gt;[.A134];[.A134]-[.A133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table:formula="of:=IF([.A134]&lt;&gt;[.A135];[.A135]-[.A134]-1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formula="of:=IF([.A135]&lt;&gt;[.A136];[.A136]-[.A135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formula="of:=IF([.A136]&lt;&gt;[.A137];[.A137]-[.A136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IF([.A137]&lt;&gt;[.A138];[.A138]-[.A137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IF([.A138]&lt;&gt;[.A139];[.A139]-[.A138]-1;0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IF([.A139]&lt;&gt;[.A140];[.A140]-[.A139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formula="of:=IF([.A140]&lt;&gt;[.A141];[.A141]-[.A140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IF([.A141]&lt;&gt;[.A142];[.A142]-[.A141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IF([.A142]&lt;&gt;[.A143];[.A143]-[.A142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[.A143]&lt;&gt;[.A144];[.A144]-[.A143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IF([.A144]&lt;&gt;[.A145];[.A145]-[.A144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table:formula="of:=IF([.A145]&lt;&gt;[.A146];[.A146]-[.A145]-1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formula="of:=IF([.A146]&lt;&gt;[.A147];[.A147]-[.A146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formula="of:=IF([.A147]&lt;&gt;[.A148];[.A148]-[.A147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([.A148]&lt;&gt;[.A149];[.A149]-[.A148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table:formula="of:=IF([.A149]&lt;&gt;[.A150];[.A150]-[.A149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formula="of:=IF([.A150]&lt;&gt;[.A151];[.A151]-[.A150]-1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formula="of:=IF([.A151]&lt;&gt;[.A152];[.A152]-[.A151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IF([.A152]&lt;&gt;[.A153];[.A153]-[.A152]-1;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formula="of:=IF([.A153]&lt;&gt;[.A154];[.A154]-[.A153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table:formula="of:=IF([.A154]&lt;&gt;[.A155];[.A155]-[.A154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IF([.A155]&lt;&gt;[.A156];[.A156]-[.A155]-1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IF([.A156]&lt;&gt;[.A157];[.A157]-[.A156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IF([.A157]&lt;&gt;[.A158];[.A158]-[.A157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formula="of:=IF([.A158]&lt;&gt;[.A159];[.A159]-[.A158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formula="of:=IF([.A159]&lt;&gt;[.A160];[.A160]-[.A159]-1;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IF([.A160]&lt;&gt;[.A161];[.A161]-[.A160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IF([.A161]&lt;&gt;[.A162];[.A162]-[.A161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IF([.A162]&lt;&gt;[.A163];[.A163]-[.A162]-1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84" calcext:value-type="float">
            <text:p>184</text:p>
          </table:table-cell>
          <table:table-cell office:value-type="float" office:value="99" calcext:value-type="float">
            <text:p>99</text:p>
          </table:table-cell>
          <table:table-cell table:formula="of:=IF([.A163]&lt;&gt;[.A164];[.A164]-[.A163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formula="of:=IF([.A164]&lt;&gt;[.A165];[.A165]-[.A164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IF([.A165]&lt;&gt;[.A166];[.A166]-[.A165]-1;0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formula="of:=IF([.A166]&lt;&gt;[.A167];[.A167]-[.A166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IF([.A167]&lt;&gt;[.A168];[.A168]-[.A167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formula="of:=IF([.A168]&lt;&gt;[.A169];[.A169]-[.A168]-1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table:formula="of:=IF([.A169]&lt;&gt;[.A170];[.A170]-[.A169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IF([.A170]&lt;&gt;[.A171];[.A171]-[.A170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table:formula="of:=IF([.A171]&lt;&gt;[.A172];[.A172]-[.A171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formula="of:=IF([.A172]&lt;&gt;[.A173];[.A173]-[.A172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F([.A173]&lt;&gt;[.A174];[.A174]-[.A173]-1;0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formula="of:=IF([.A174]&lt;&gt;[.A175];[.A175]-[.A174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table:formula="of:=IF([.A175]&lt;&gt;[.A176];[.A176]-[.A175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IF([.A176]&lt;&gt;[.A177];[.A177]-[.A176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IF([.A177]&lt;&gt;[.A178];[.A178]-[.A177]-1;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IF([.A178]&lt;&gt;[.A179];[.A179]-[.A178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table:formula="of:=IF([.A179]&lt;&gt;[.A180];[.A180]-[.A179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IF([.A180]&lt;&gt;[.A181];[.A181]-[.A180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formula="of:=IF([.A181]&lt;&gt;[.A182];[.A182]-[.A181]-1;0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IF([.A182]&lt;&gt;[.A183];[.A183]-[.A182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formula="of:=IF([.A183]&lt;&gt;[.A184];[.A184]-[.A183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IF([.A184]&lt;&gt;[.A185];[.A185]-[.A184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IF([.A185]&lt;&gt;[.A186];[.A186]-[.A185]-1;0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table:formula="of:=IF([.A186]&lt;&gt;[.A187];[.A187]-[.A186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table:formula="of:=IF([.A187]&lt;&gt;[.A188];[.A188]-[.A187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IF([.A188]&lt;&gt;[.A189];[.A189]-[.A188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formula="of:=IF([.A189]&lt;&gt;[.A190];[.A190]-[.A189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table:formula="of:=IF([.A190]&lt;&gt;[.A191];[.A191]-[.A190]-1;0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formula="of:=IF([.A191]&lt;&gt;[.A192];[.A192]-[.A191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IF([.A192]&lt;&gt;[.A193];[.A193]-[.A192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formula="of:=IF([.A193]&lt;&gt;[.A194];[.A194]-[.A193]-1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IF([.A194]&lt;&gt;[.A195];[.A195]-[.A194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IF([.A195]&lt;&gt;[.A196];[.A196]-[.A195]-1;0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formula="of:=IF([.A196]&lt;&gt;[.A197];[.A197]-[.A196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formula="of:=IF([.A197]&lt;&gt;[.A198];[.A198]-[.A197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IF([.A198]&lt;&gt;[.A199];[.A199]-[.A198]-1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IF([.A199]&lt;&gt;[.A200];[.A200]-[.A199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formula="of:=IF([.A200]&lt;&gt;[.A201];[.A201]-[.A200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formula="of:=IF([.A201]&lt;&gt;[.A202];[.A202]-[.A201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formula="of:=IF([.A202]&lt;&gt;[.A203];[.A203]-[.A202]-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formula="of:=IF([.A203]&lt;&gt;[.A204];[.A204]-[.A203]-1;0)" office:value-type="float" office:value="-43453" calcext:value-type="float">
            <text:p>-43453</text:p>
          </table:table-cell>
          <table:table-cell table:number-columns-repeated="3"/>
        </table:table-row>
      </table:table>
      <table:table table:name="zadanie_c" table:style-name="ta1">
        <table:table-column table:style-name="co1" table:default-cell-style-name="ce1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towar</text:p>
          </table:table-cell>
          <table:table-cell office:value-type="string" calcext:value-type="string">
            <text:p>Z/W</text:p>
          </table:table-cell>
          <table:table-cell office:value-type="string" calcext:value-type="string">
            <text:p>ile ton</text:p>
          </table:table-cell>
          <table:table-cell office:value-type="string" calcext:value-type="string">
            <text:p>cena za tone w talarach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91" calcext:value-type="float">
            <text:p>1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47" calcext:value-type="float">
            <text:p>1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84" calcext:value-type="float">
            <text:p>18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  <table:database-ranges>
        <table:database-range table:name="__Anonymous_Sheet_DB__1" table:target-range-address="zadanie_a.A1:zadanie_a.H203" table:display-filter-buttons="true" table:orientation="column">
          <table:filter>
            <table:filter-and>
              <table:filter-condition table:field-number="7" table:value="TAK" table:operator="="/>
              <table:filter-condition table:field-number="2" table:value="T4" table:operator="="/>
            </table:filter-and>
          </table:filter>
        </table:database-range>
        <table:database-range table:name="__Anonymous_Sheet_DB__3" table:target-range-address="zadanie_c.A1:zadanie_c.F203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.00.0000</text:date>, <text:time style:data-style-name="N2" text:time-value="20:34:04.63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1-01-03T21:00:08.168000000</dc:date>
    <meta:editing-duration>PT15M41S</meta:editing-duration>
    <meta:editing-cycles>2</meta:editing-cycles>
    <meta:document-statistic meta:table-count="4" meta:cell-count="5490" meta:object-count="0"/>
  </office:meta>
</office:document-meta>
</file>